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dale Sans UI" svg:font-family="'Andale Sans UI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1.007cm" fo:margin-left="2.995cm" table:align="left"/>
    </style:style>
    <style:style style:name="Tabla4.A" style:family="table-column">
      <style:table-column-properties style:column-width="11.007cm"/>
    </style:style>
    <style:style style:name="Tabla4.A1" style:family="table-cell">
      <style:table-cell-properties fo:background-color="#dddddd" fo:padding="0.097cm" fo:border="0.05pt solid #000000">
        <style:background-image/>
      </style:table-cell-properties>
    </style:style>
    <style:style style:name="Tabla2" style:family="table">
      <style:table-properties style:width="17cm" fo:break-before="page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background-color="#dddddd" fo:padding="0cm" fo:border="none">
        <style:background-image/>
      </style:table-cell-properties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background-color="#ffcc00" fo:padding="0.097cm" fo:border="0.05pt solid #000000">
        <style:background-image/>
      </style:table-cell-properties>
    </style:style>
    <style:style style:name="Tabla1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4" style:family="table">
      <style:table-properties style:width="13.591cm" fo:margin-left="1.021cm" table:align="left"/>
    </style:style>
    <style:style style:name="Tabla54.A" style:family="table-column">
      <style:table-column-properties style:column-width="5.292cm"/>
    </style:style>
    <style:style style:name="Tabla54.B" style:family="table-column">
      <style:table-column-properties style:column-width="8.299cm"/>
    </style:style>
    <style:style style:name="Tabla54.A1" style:family="table-cell">
      <style:table-cell-properties fo:background-color="#ffcc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4.B1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a54.A2" style:family="table-cell">
      <style:table-cell-properties fo:background-color="#ffcc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4.B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" style:family="table">
      <style:table-properties style:width="17cm" fo:break-before="page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ffcc00" fo:padding="0.097cm" fo:border="0.05pt solid #000000">
        <style:background-image/>
      </style:table-cell-properties>
    </style:style>
    <style:style style:name="Tabla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3.591cm" fo:margin-left="1.021cm" table:align="left"/>
    </style:style>
    <style:style style:name="Tabla3.A" style:family="table-column">
      <style:table-column-properties style:column-width="5.292cm"/>
    </style:style>
    <style:style style:name="Tabla3.B" style:family="table-column">
      <style:table-column-properties style:column-width="8.299cm"/>
    </style:style>
    <style:style style:name="Tabla3.A1" style:family="table-cell">
      <style:table-cell-properties fo:background-color="#ffcc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#ffcc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" style:family="table">
      <style:table-properties style:width="17cm" fo:break-before="auto" fo:break-after="auto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background-color="#ffcc00" fo:padding="0.097cm" fo:border="0.05pt solid #000000">
        <style:background-image/>
      </style:table-cell-properties>
    </style:style>
    <style:style style:name="Tabla6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" style:family="table">
      <style:table-properties style:width="13.591cm" fo:margin-left="1.021cm" table:align="left"/>
    </style:style>
    <style:style style:name="Tabla7.A" style:family="table-column">
      <style:table-column-properties style:column-width="5.292cm"/>
    </style:style>
    <style:style style:name="Tabla7.B" style:family="table-column">
      <style:table-column-properties style:column-width="8.299cm"/>
    </style:style>
    <style:style style:name="Tabla7.A1" style:family="table-cell">
      <style:table-cell-properties fo:background-color="#ffcc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7.B1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a7.A2" style:family="table-cell">
      <style:table-cell-properties fo:background-color="#ffcc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B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6" style:family="table">
      <style:table-properties style:width="17cm" fo:break-before="auto" fo:break-after="auto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background-color="#ffcc00" fo:padding="0.097cm" fo:border="0.05pt solid #000000">
        <style:background-image/>
      </style:table-cell-properties>
    </style:style>
    <style:style style:name="Tabla16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" style:family="table">
      <style:table-properties style:width="13.591cm" fo:margin-left="1.021cm" table:align="left"/>
    </style:style>
    <style:style style:name="Tabla17.A" style:family="table-column">
      <style:table-column-properties style:column-width="5.292cm"/>
    </style:style>
    <style:style style:name="Tabla17.B" style:family="table-column">
      <style:table-column-properties style:column-width="8.299cm"/>
    </style:style>
    <style:style style:name="Tabla17.A1" style:family="table-cell">
      <style:table-cell-properties fo:background-color="#ffcc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7.B1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a17.A2" style:family="table-cell">
      <style:table-cell-properties fo:background-color="#ffcc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7.B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8" style:family="table">
      <style:table-properties style:width="17cm" fo:break-before="page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background-color="#ffcc00" fo:padding="0.097cm" fo:border="0.05pt solid #000000">
        <style:background-image/>
      </style:table-cell-properties>
    </style:style>
    <style:style style:name="Tabla18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9" style:family="table">
      <style:table-properties style:width="13.591cm" fo:margin-left="1.021cm" table:align="left"/>
    </style:style>
    <style:style style:name="Tabla19.A" style:family="table-column">
      <style:table-column-properties style:column-width="5.292cm"/>
    </style:style>
    <style:style style:name="Tabla19.B" style:family="table-column">
      <style:table-column-properties style:column-width="8.299cm"/>
    </style:style>
    <style:style style:name="Tabla19.A1" style:family="table-cell">
      <style:table-cell-properties fo:background-color="#ffcc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9.B1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a19.A2" style:family="table-cell">
      <style:table-cell-properties fo:background-color="#ffcc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9.B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page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background-color="#ffcc00" fo:padding="0.097cm" fo:border="0.05pt solid #000000">
        <style:background-image/>
      </style:table-cell-properties>
    </style:style>
    <style:style style:name="Tabla5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" style:family="table">
      <style:table-properties style:width="13.591cm" fo:margin-left="1.021cm" table:align="left"/>
    </style:style>
    <style:style style:name="Tabla8.A" style:family="table-column">
      <style:table-column-properties style:column-width="5.292cm"/>
    </style:style>
    <style:style style:name="Tabla8.B" style:family="table-column">
      <style:table-column-properties style:column-width="8.299cm"/>
    </style:style>
    <style:style style:name="Tabla8.A1" style:family="table-cell">
      <style:table-cell-properties fo:background-color="#ffcc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.B1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a8.A2" style:family="table-cell">
      <style:table-cell-properties fo:background-color="#ffcc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8.B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0" style:family="table">
      <style:table-properties style:width="17cm" fo:break-before="auto" fo:break-after="auto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background-color="#ffcc00" fo:padding="0.097cm" fo:border="0.05pt solid #000000">
        <style:background-image/>
      </style:table-cell-properties>
    </style:style>
    <style:style style:name="Tabla20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1" style:family="table">
      <style:table-properties style:width="14.399cm" fo:margin-left="1.021cm" table:align="left"/>
    </style:style>
    <style:style style:name="Tabla21.A" style:family="table-column">
      <style:table-column-properties style:column-width="5.292cm"/>
    </style:style>
    <style:style style:name="Tabla21.B" style:family="table-column">
      <style:table-column-properties style:column-width="9.107cm"/>
    </style:style>
    <style:style style:name="Tabla21.A1" style:family="table-cell">
      <style:table-cell-properties fo:background-color="#ffcc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1.B1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a21.A2" style:family="table-cell">
      <style:table-cell-properties fo:background-color="#ffcc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1.B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2" style:family="table">
      <style:table-properties style:width="17cm" fo:break-before="auto" fo:break-after="auto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background-color="#ffcc00" fo:padding="0.097cm" fo:border="0.05pt solid #000000">
        <style:background-image/>
      </style:table-cell-properties>
    </style:style>
    <style:style style:name="Tabla22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3" style:family="table">
      <style:table-properties style:width="14.399cm" fo:margin-left="1.021cm" table:align="left"/>
    </style:style>
    <style:style style:name="Tabla23.A" style:family="table-column">
      <style:table-column-properties style:column-width="5.292cm"/>
    </style:style>
    <style:style style:name="Tabla23.B" style:family="table-column">
      <style:table-column-properties style:column-width="9.107cm"/>
    </style:style>
    <style:style style:name="Tabla23.A1" style:family="table-cell">
      <style:table-cell-properties fo:background-color="#ffcc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3.B1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a23.A2" style:family="table-cell">
      <style:table-cell-properties fo:background-color="#ffcc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3.B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4" style:family="table">
      <style:table-properties style:width="17cm" fo:break-before="auto" fo:break-after="auto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background-color="#ffcc00" fo:padding="0.097cm" fo:border="0.05pt solid #000000">
        <style:background-image/>
      </style:table-cell-properties>
    </style:style>
    <style:style style:name="Tabla24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5" style:family="table">
      <style:table-properties style:width="14.399cm" fo:margin-left="1.021cm" table:align="left"/>
    </style:style>
    <style:style style:name="Tabla25.A" style:family="table-column">
      <style:table-column-properties style:column-width="5.292cm"/>
    </style:style>
    <style:style style:name="Tabla25.B" style:family="table-column">
      <style:table-column-properties style:column-width="9.107cm"/>
    </style:style>
    <style:style style:name="Tabla25.A1" style:family="table-cell">
      <style:table-cell-properties fo:background-color="#ffcc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5.B1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a25.A2" style:family="table-cell">
      <style:table-cell-properties fo:background-color="#ffcc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5.B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background-color="#ffcc00" fo:padding="0.097cm" fo:border="0.05pt solid #000000">
        <style:background-image/>
      </style:table-cell-properties>
    </style:style>
    <style:style style:name="Tabla9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" style:family="table">
      <style:table-properties style:width="13.591cm" fo:margin-left="1.021cm" table:align="left"/>
    </style:style>
    <style:style style:name="Tabla10.A" style:family="table-column">
      <style:table-column-properties style:column-width="5.292cm"/>
    </style:style>
    <style:style style:name="Tabla10.B" style:family="table-column">
      <style:table-column-properties style:column-width="8.299cm"/>
    </style:style>
    <style:style style:name="Tabla10.A1" style:family="table-cell">
      <style:table-cell-properties fo:background-color="#ffcc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0.B1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a10.A2" style:family="table-cell">
      <style:table-cell-properties fo:background-color="#ffcc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0.B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background-color="#eeeeee" fo:padding="0.097cm" fo:border="0.05pt solid #000000">
        <style:background-image/>
      </style:table-cell-properties>
    </style:style>
    <style:style style:name="Tabla27" style:family="table">
      <style:table-properties style:width="17cm" fo:break-before="auto" fo:break-after="auto" table:align="margins"/>
    </style:style>
    <style:style style:name="Tabla27.A" style:family="table-column">
      <style:table-column-properties style:column-width="17cm" style:rel-column-width="65535*"/>
    </style:style>
    <style:style style:name="Tabla27.A1" style:family="table-cell">
      <style:table-cell-properties fo:background-color="#ffcc00" fo:padding="0.097cm" fo:border="0.05pt solid #000000">
        <style:background-image/>
      </style:table-cell-properties>
    </style:style>
    <style:style style:name="Tabla27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8" style:family="table">
      <style:table-properties style:width="14.399cm" fo:margin-left="1.021cm" table:align="left"/>
    </style:style>
    <style:style style:name="Tabla28.A" style:family="table-column">
      <style:table-column-properties style:column-width="5.292cm"/>
    </style:style>
    <style:style style:name="Tabla28.B" style:family="table-column">
      <style:table-column-properties style:column-width="9.107cm"/>
    </style:style>
    <style:style style:name="Tabla28.A1" style:family="table-cell">
      <style:table-cell-properties fo:background-color="#ffcc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8.B1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a28.A2" style:family="table-cell">
      <style:table-cell-properties fo:background-color="#ffcc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8.B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9" style:family="table">
      <style:table-properties style:width="17cm" fo:break-before="auto" fo:break-after="auto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background-color="#ffcc00" fo:padding="0.097cm" fo:border="0.05pt solid #000000">
        <style:background-image/>
      </style:table-cell-properties>
    </style:style>
    <style:style style:name="Tabla29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0" style:family="table">
      <style:table-properties style:width="14.399cm" fo:margin-left="1.021cm" table:align="left"/>
    </style:style>
    <style:style style:name="Tabla30.A" style:family="table-column">
      <style:table-column-properties style:column-width="5.292cm"/>
    </style:style>
    <style:style style:name="Tabla30.B" style:family="table-column">
      <style:table-column-properties style:column-width="9.107cm"/>
    </style:style>
    <style:style style:name="Tabla30.A1" style:family="table-cell">
      <style:table-cell-properties fo:background-color="#ffcc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0.B1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a30.A2" style:family="table-cell">
      <style:table-cell-properties fo:background-color="#ffcc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0.B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1" style:family="table">
      <style:table-properties style:width="17cm" fo:break-before="auto" fo:break-after="auto" table:align="margins"/>
    </style:style>
    <style:style style:name="Tabla31.A" style:family="table-column">
      <style:table-column-properties style:column-width="17cm" style:rel-column-width="65535*"/>
    </style:style>
    <style:style style:name="Tabla31.A1" style:family="table-cell">
      <style:table-cell-properties fo:background-color="#ffcc00" fo:padding="0.097cm" fo:border="0.05pt solid #000000">
        <style:background-image/>
      </style:table-cell-properties>
    </style:style>
    <style:style style:name="Tabla3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2" style:family="table">
      <style:table-properties style:width="14.399cm" fo:margin-left="1.021cm" table:align="left"/>
    </style:style>
    <style:style style:name="Tabla32.A" style:family="table-column">
      <style:table-column-properties style:column-width="5.292cm"/>
    </style:style>
    <style:style style:name="Tabla32.B" style:family="table-column">
      <style:table-column-properties style:column-width="9.107cm"/>
    </style:style>
    <style:style style:name="Tabla32.A1" style:family="table-cell">
      <style:table-cell-properties fo:background-color="#ffcc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2.B1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a32.A2" style:family="table-cell">
      <style:table-cell-properties fo:background-color="#ffcc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2.B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3" style:family="table">
      <style:table-properties style:width="17cm" fo:break-before="auto" fo:break-after="auto" table:align="margins"/>
    </style:style>
    <style:style style:name="Tabla33.A" style:family="table-column">
      <style:table-column-properties style:column-width="17cm" style:rel-column-width="65535*"/>
    </style:style>
    <style:style style:name="Tabla33.A1" style:family="table-cell">
      <style:table-cell-properties fo:background-color="#ffcc00" fo:padding="0.097cm" fo:border="0.05pt solid #000000">
        <style:background-image/>
      </style:table-cell-properties>
    </style:style>
    <style:style style:name="Tabla33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4" style:family="table">
      <style:table-properties style:width="14.399cm" fo:margin-left="1.021cm" table:align="left"/>
    </style:style>
    <style:style style:name="Tabla34.A" style:family="table-column">
      <style:table-column-properties style:column-width="5.292cm"/>
    </style:style>
    <style:style style:name="Tabla34.B" style:family="table-column">
      <style:table-column-properties style:column-width="9.107cm"/>
    </style:style>
    <style:style style:name="Tabla34.A1" style:family="table-cell">
      <style:table-cell-properties fo:background-color="#ffcc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4.B1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a34.A2" style:family="table-cell">
      <style:table-cell-properties fo:background-color="#ffcc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4.B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5" style:family="table">
      <style:table-properties style:width="17cm" fo:break-before="auto" fo:break-after="auto" table:align="margins"/>
    </style:style>
    <style:style style:name="Tabla35.A" style:family="table-column">
      <style:table-column-properties style:column-width="17cm" style:rel-column-width="65535*"/>
    </style:style>
    <style:style style:name="Tabla35.A1" style:family="table-cell">
      <style:table-cell-properties fo:background-color="#ffcc00" fo:padding="0.097cm" fo:border="0.05pt solid #000000">
        <style:background-image/>
      </style:table-cell-properties>
    </style:style>
    <style:style style:name="Tabla35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6" style:family="table">
      <style:table-properties style:width="14.399cm" fo:margin-left="1.021cm" table:align="left"/>
    </style:style>
    <style:style style:name="Tabla36.A" style:family="table-column">
      <style:table-column-properties style:column-width="5.292cm"/>
    </style:style>
    <style:style style:name="Tabla36.B" style:family="table-column">
      <style:table-column-properties style:column-width="9.107cm"/>
    </style:style>
    <style:style style:name="Tabla36.A1" style:family="table-cell">
      <style:table-cell-properties fo:background-color="#ffcc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6.B1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a36.A2" style:family="table-cell">
      <style:table-cell-properties fo:background-color="#ffcc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6.B2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officeooo:rsid="0007ea00" officeooo:paragraph-rsid="002a83cc" style:font-size-asian="8pt" style:font-size-complex="8pt"/>
    </style:style>
    <style:style style:name="P2" style:family="paragraph" style:parent-style-name="Footer">
      <style:paragraph-properties>
        <style:tab-stops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style:font-size-asian="8pt" style:font-size-complex="8pt"/>
    </style:style>
    <style:style style:name="P3" style:family="paragraph" style:parent-style-name="Footer">
      <style:paragraph-properties>
        <style:tab-stops>
          <style:tab-stop style:position="17cm" style:type="right"/>
        </style:tab-stops>
      </style:paragraph-properties>
      <style:text-properties fo:font-size="8pt" style:text-underline-style="none" officeooo:rsid="0007ea00" officeooo:paragraph-rsid="00c782de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text-outline="false" fo:font-size="18pt" fo:text-shadow="1pt 1pt" fo:font-weight="normal" officeooo:rsid="000a8fe7" officeooo:paragraph-rsid="000a8fe7" style:font-size-asian="18pt" style:font-weight-asian="normal" style:font-size-complex="1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text-outline="false" fo:font-size="18pt" fo:text-shadow="1pt 1pt" fo:font-weight="normal" officeooo:rsid="000a8fe7" officeooo:paragraph-rsid="00c782de" style:font-size-asian="18pt" style:font-weight-asian="normal" style:font-size-complex="1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text-outline="false" fo:font-size="18pt" fo:text-shadow="1pt 1pt" fo:font-weight="normal" officeooo:rsid="00de006b" officeooo:paragraph-rsid="00c782de" style:font-size-asian="18pt" style:font-weight-asian="normal" style:font-size-complex="1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text-outline="false" fo:font-size="18pt" fo:text-shadow="1pt 1pt" fo:font-weight="normal" officeooo:rsid="00f3646b" officeooo:paragraph-rsid="00f3646b" style:font-size-asian="18pt" style:font-weight-asian="normal" style:font-size-complex="18pt" style:font-weight-complex="normal"/>
    </style:style>
    <style:style style:name="P8" style:family="paragraph" style:parent-style-name="Table_20_Contents">
      <style:text-properties style:font-name="Liberation Mono" fo:font-size="11pt" fo:font-weight="bold" officeooo:rsid="00bb1da7" officeooo:paragraph-rsid="00e53c6b" style:font-size-asian="11pt" style:font-weight-asian="bold" style:font-size-complex="11pt" style:font-weight-complex="bold"/>
    </style:style>
    <style:style style:name="P9" style:family="paragraph" style:parent-style-name="Table_20_Contents">
      <style:text-properties style:font-name="Liberation Mono" fo:font-size="11pt" fo:font-weight="bold" officeooo:rsid="00bb1da7" officeooo:paragraph-rsid="00e70b38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style:font-name="Liberation Mono" fo:font-size="11pt" fo:font-weight="bold" officeooo:rsid="00bb1da7" officeooo:paragraph-rsid="00ecc9c3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font-name="Liberation Mono" fo:font-size="11pt" fo:font-weight="normal" officeooo:rsid="00e53c6b" officeooo:paragraph-rsid="00e53c6b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font-name="Liberation Mono" fo:font-size="11pt" fo:font-weight="normal" officeooo:rsid="00e53c6b" officeooo:paragraph-rsid="00e70b38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font-name="Liberation Mono" fo:font-size="11pt" fo:font-weight="normal" officeooo:rsid="00e53c6b" officeooo:paragraph-rsid="00ecc9c3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style:font-name="Liberation Mono" fo:font-size="11pt" fo:font-weight="normal" officeooo:rsid="00e53c6b" officeooo:paragraph-rsid="00f7db7b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style:font-name="Liberation Mono" fo:font-size="11pt" fo:font-weight="normal" officeooo:rsid="00e70b38" officeooo:paragraph-rsid="00e70b38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font-name="Liberation Mono" fo:font-size="11pt" fo:font-weight="normal" officeooo:rsid="00eaa0be" officeooo:paragraph-rsid="00eaa0be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style:font-name="Liberation Mono" fo:font-size="11pt" fo:font-weight="normal" officeooo:rsid="00ecc9c3" officeooo:paragraph-rsid="00ecc9c3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font-name="Liberation Mono" fo:font-size="11pt" fo:font-weight="normal" officeooo:rsid="00ecc9c3" officeooo:paragraph-rsid="00f7db7b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style:font-name="Liberation Mono" fo:font-size="11pt" fo:font-weight="normal" officeooo:rsid="00f139df" officeooo:paragraph-rsid="00f139df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style:font-name="Liberation Mono" fo:font-size="11pt" fo:font-weight="normal" officeooo:rsid="00ecc9c3" officeooo:paragraph-rsid="00ecc9c3" fo:background-color="transparent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style:font-name="Liberation Mono" fo:font-size="11pt" fo:font-weight="bold" officeooo:rsid="00ecc9c3" officeooo:paragraph-rsid="00f7db7b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style:font-name="Liberation Mono" fo:font-size="11pt" fo:font-weight="bold" officeooo:rsid="00f81f92" officeooo:paragraph-rsid="00f81f92" fo:background-color="transparent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style:font-name="Liberation Mono" fo:font-size="11pt" fo:font-weight="bold" officeooo:rsid="00ecc9c3" officeooo:paragraph-rsid="00f7db7b" fo:background-color="transparent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use-window-font-color="true" style:font-name="Liberation Mono" fo:font-size="11pt" fo:font-weight="bold" officeooo:rsid="00f7db7b" officeooo:paragraph-rsid="00f7db7b" fo:background-color="transparent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use-window-font-color="true" style:font-name="Liberation Serif" fo:font-size="14pt" officeooo:rsid="01bffcf6" officeooo:paragraph-rsid="00f4df2d" style:font-size-asian="14pt" style:font-size-complex="14pt"/>
    </style:style>
    <style:style style:name="P26" style:family="paragraph" style:parent-style-name="Table_20_Contents">
      <style:paragraph-properties fo:text-align="justify" style:justify-single-word="false"/>
      <style:text-properties style:use-window-font-color="true" style:font-name="Liberation Serif" fo:font-size="14pt" officeooo:rsid="01bffcf6" officeooo:paragraph-rsid="00f695e6" style:font-size-asian="14pt" style:font-size-complex="14pt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font-name="Liberation Serif" fo:font-size="14pt" officeooo:rsid="01bffcf6" officeooo:paragraph-rsid="00f7db7b" style:font-size-asian="14pt" style:font-size-complex="14pt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style:font-name="Liberation Serif" fo:font-size="14pt" officeooo:rsid="01bffcf6" officeooo:paragraph-rsid="00f81f92" style:font-size-asian="14pt" style:font-size-complex="14pt"/>
    </style:style>
    <style:style style:name="P29" style:family="paragraph" style:parent-style-name="Table_20_Contents">
      <style:paragraph-properties fo:text-align="justify" style:justify-single-word="false"/>
      <style:text-properties style:use-window-font-color="true" style:font-name="Liberation Serif" fo:font-size="14pt" officeooo:rsid="01bffcf6" officeooo:paragraph-rsid="00f920fd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1513a" officeooo:paragraph-rsid="00e53c6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1513a" officeooo:paragraph-rsid="00e70b3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1513a" officeooo:paragraph-rsid="00ecc9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1513a" officeooo:paragraph-rsid="00f4df2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1513a" officeooo:paragraph-rsid="00f695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1513a" officeooo:paragraph-rsid="00f7db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1513a" officeooo:paragraph-rsid="00f81f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1513a" officeooo:paragraph-rsid="00f920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2a30d" officeooo:paragraph-rsid="00e53c6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2a30d" officeooo:paragraph-rsid="00e70b3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2a30d" officeooo:paragraph-rsid="00ecc9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2a30d" officeooo:paragraph-rsid="00f4df2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2a30d" officeooo:paragraph-rsid="00f695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2a30d" officeooo:paragraph-rsid="00f7db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2a30d" officeooo:paragraph-rsid="00f81f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2a30d" officeooo:paragraph-rsid="00f920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43ae8" officeooo:paragraph-rsid="00e53c6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43ae8" officeooo:paragraph-rsid="00e70b3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43ae8" officeooo:paragraph-rsid="00ecc9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43ae8" officeooo:paragraph-rsid="00f4df2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43ae8" officeooo:paragraph-rsid="00f695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43ae8" officeooo:paragraph-rsid="00f7db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43ae8" officeooo:paragraph-rsid="00f81f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c43ae8" officeooo:paragraph-rsid="00f920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c43ae8" officeooo:paragraph-rsid="00e53c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c43ae8" officeooo:paragraph-rsid="00e70b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c43ae8" officeooo:paragraph-rsid="00ecc9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1c43ae8" officeooo:paragraph-rsid="00e53c6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1c43ae8" officeooo:paragraph-rsid="00e70b3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1c43ae8" officeooo:paragraph-rsid="00ecc9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1c43ae8" officeooo:paragraph-rsid="00f4df2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1c43ae8" officeooo:paragraph-rsid="00f695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1c43ae8" officeooo:paragraph-rsid="00f7db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1c43ae8" officeooo:paragraph-rsid="00f81f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1c43ae8" officeooo:paragraph-rsid="00f920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0f4df2d" officeooo:paragraph-rsid="00f4df2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0f4df2d" officeooo:paragraph-rsid="00f695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0f4df2d" officeooo:paragraph-rsid="00f7db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0f4df2d" officeooo:paragraph-rsid="00f81f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0f4df2d" officeooo:paragraph-rsid="00f920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0f81f92" officeooo:paragraph-rsid="00f81f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0f920fd" officeooo:paragraph-rsid="00f920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Standard">
      <style:paragraph-properties fo:text-align="justify" style:justify-single-word="false"/>
      <style:text-properties fo:font-size="14pt" fo:font-weight="bold" officeooo:rsid="0007ea00" officeooo:paragraph-rsid="0007ea00" fo:background-color="#dddddd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center" style:justify-single-word="false"/>
      <style:text-properties fo:font-size="14pt" fo:font-weight="bold" officeooo:rsid="0007ea00" officeooo:paragraph-rsid="00104a99" fo:background-color="#dddddd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size="14pt" fo:font-weight="bold" officeooo:rsid="000a8fe7" officeooo:paragraph-rsid="000a8fe7" fo:background-color="transparent" style:font-size-asian="14pt" style:font-weight-asian="bold" style:font-size-complex="14pt" style:font-weight-complex="bold"/>
    </style:style>
    <style:style style:name="P75" style:family="paragraph" style:parent-style-name="Standard">
      <style:text-properties fo:font-size="14pt" fo:font-weight="normal" officeooo:rsid="00104a99" officeooo:paragraph-rsid="00f7db7b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text-properties fo:font-size="14pt" fo:font-weight="normal" officeooo:rsid="00e0cbc5" officeooo:paragraph-rsid="00f4df2d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text-properties fo:font-size="14pt" fo:font-weight="normal" officeooo:rsid="00e0cbc5" officeooo:paragraph-rsid="00f695e6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text-outline="false" fo:font-size="18pt" fo:text-shadow="1pt 1pt" fo:font-weight="normal" officeooo:rsid="000a8fe7" officeooo:paragraph-rsid="000a8fe7" fo:background-color="transparent" style:font-size-asian="18pt" style:font-weight-asian="normal" style:font-size-complex="18pt" style:font-weight-complex="normal"/>
    </style:style>
    <style:style style:name="P79" style:family="paragraph" style:parent-style-name="Standard">
      <style:text-properties style:text-outline="false" fo:font-size="18pt" fo:text-shadow="1pt 1pt" fo:font-weight="normal" officeooo:rsid="000a8fe7" officeooo:paragraph-rsid="000a8fe7" fo:background-color="transparent" style:font-size-asian="18pt" style:font-weight-asian="normal" style:font-size-complex="18pt" style:font-weight-complex="normal"/>
    </style:style>
    <style:style style:name="P80" style:family="paragraph" style:parent-style-name="Standard">
      <style:paragraph-properties fo:text-align="center" style:justify-single-word="false"/>
      <style:text-properties style:text-outline="false" fo:font-size="18pt" fo:text-shadow="1pt 1pt" fo:font-weight="normal" officeooo:rsid="000bca63" officeooo:paragraph-rsid="000bca63" fo:background-color="transparent" style:font-size-asian="18pt" style:font-weight-asian="normal" style:font-size-complex="18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text-outline="false" fo:font-size="18pt" fo:text-shadow="1pt 1pt" fo:font-weight="normal" officeooo:rsid="006a371d" officeooo:paragraph-rsid="006a371d" fo:background-color="transparent" style:font-size-asian="18pt" style:font-weight-asian="normal" style:font-size-complex="18pt" style:font-weight-complex="normal"/>
    </style:style>
    <style:style style:name="P82" style:family="paragraph" style:parent-style-name="Standard">
      <style:paragraph-properties fo:text-align="center" style:justify-single-word="false"/>
      <style:text-properties style:text-outline="false" fo:font-size="18pt" fo:text-shadow="1pt 1pt" fo:font-weight="normal" officeooo:rsid="007ad610" officeooo:paragraph-rsid="007ad610" fo:background-color="transparent" style:font-size-asian="18pt" style:font-weight-asian="normal" style:font-size-complex="18pt" style:font-weight-complex="normal"/>
    </style:style>
    <style:style style:name="P83" style:family="paragraph" style:parent-style-name="Standard">
      <style:paragraph-properties fo:text-align="center" style:justify-single-word="false"/>
      <style:text-properties style:text-outline="false" fo:font-size="26pt" fo:text-shadow="1pt 1pt" fo:font-weight="normal" officeooo:rsid="0064639c" officeooo:paragraph-rsid="0064639c" fo:background-color="transparent" style:font-size-asian="26pt" style:font-weight-asian="normal" style:font-size-complex="26pt" style:font-weight-complex="normal"/>
    </style:style>
    <style:style style:name="P84" style:family="paragraph" style:parent-style-name="Standard">
      <style:paragraph-properties fo:text-align="center" style:justify-single-word="false"/>
      <style:text-properties style:text-outline="false" fo:font-size="26pt" fo:text-shadow="1pt 1pt" fo:font-weight="normal" officeooo:rsid="007ad610" officeooo:paragraph-rsid="007ad610" fo:background-color="transparent" style:font-size-asian="26pt" style:font-weight-asian="normal" style:font-size-complex="26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color="#2b2bd2" style:text-outline="false" fo:font-size="18pt" fo:text-shadow="1pt 1pt" fo:font-weight="normal" officeooo:rsid="00104a99" officeooo:paragraph-rsid="00c7e0ed" fo:background-color="transparent" style:font-size-asian="18pt" style:font-weight-asian="normal" style:font-size-complex="18pt" style:font-weight-complex="normal"/>
    </style:style>
    <style:style style:name="P86" style:family="paragraph" style:parent-style-name="Standard">
      <style:paragraph-properties fo:text-align="justify" style:justify-single-word="false"/>
      <style:text-properties officeooo:paragraph-rsid="00cc3c09"/>
    </style:style>
    <style:style style:name="P87" style:family="paragraph" style:parent-style-name="Standard">
      <style:paragraph-properties fo:text-align="justify" style:justify-single-word="false"/>
      <style:text-properties officeooo:paragraph-rsid="00c7e0ed"/>
    </style:style>
    <style:style style:name="P88" style:family="paragraph" style:parent-style-name="Standard">
      <style:text-properties officeooo:paragraph-rsid="00c7e0ed"/>
    </style:style>
    <style:style style:name="P89" style:family="paragraph" style:parent-style-name="Standard">
      <style:text-properties officeooo:rsid="00c7e0ed" officeooo:paragraph-rsid="00e0cbc5"/>
    </style:style>
    <style:style style:name="P90" style:family="paragraph" style:parent-style-name="Standard">
      <style:text-properties officeooo:rsid="00c7e0ed" officeooo:paragraph-rsid="00ecc9c3"/>
    </style:style>
    <style:style style:name="P91" style:family="paragraph" style:parent-style-name="Standard">
      <style:text-properties officeooo:rsid="00c7e0ed" officeooo:paragraph-rsid="00ef648b"/>
    </style:style>
    <style:style style:name="P92" style:family="paragraph" style:parent-style-name="Standard">
      <style:text-properties officeooo:rsid="00c7e0ed" officeooo:paragraph-rsid="00f7db7b"/>
    </style:style>
    <style:style style:name="P93" style:family="paragraph" style:parent-style-name="Standard">
      <style:text-properties officeooo:rsid="00e0cbc5" officeooo:paragraph-rsid="00e0cbc5"/>
    </style:style>
    <style:style style:name="P94" style:family="paragraph" style:parent-style-name="Standard">
      <style:paragraph-properties fo:text-align="justify" style:justify-single-word="false"/>
      <style:text-properties officeooo:rsid="00e0cbc5" officeooo:paragraph-rsid="00e53c6b"/>
    </style:style>
    <style:style style:name="P95" style:family="paragraph" style:parent-style-name="Standard">
      <style:paragraph-properties fo:text-align="justify" style:justify-single-word="false"/>
      <style:text-properties officeooo:rsid="00e0cbc5" officeooo:paragraph-rsid="00e70b38"/>
    </style:style>
    <style:style style:name="P96" style:family="paragraph" style:parent-style-name="Standard">
      <style:paragraph-properties fo:text-align="justify" style:justify-single-word="false"/>
      <style:text-properties officeooo:rsid="00e0cbc5" officeooo:paragraph-rsid="00ecc9c3"/>
    </style:style>
    <style:style style:name="P97" style:family="paragraph" style:parent-style-name="Standard">
      <style:text-properties officeooo:rsid="00e0cbc5" officeooo:paragraph-rsid="00e70b38"/>
    </style:style>
    <style:style style:name="P98" style:family="paragraph" style:parent-style-name="Standard">
      <style:text-properties officeooo:rsid="00e0cbc5" officeooo:paragraph-rsid="00ecc9c3"/>
    </style:style>
    <style:style style:name="P99" style:family="paragraph" style:parent-style-name="Standard">
      <style:text-properties officeooo:rsid="00e0cbc5" officeooo:paragraph-rsid="00f139df"/>
    </style:style>
    <style:style style:name="P100" style:family="paragraph" style:parent-style-name="Standard">
      <style:text-properties officeooo:rsid="00e0cbc5" officeooo:paragraph-rsid="00f4df2d"/>
    </style:style>
    <style:style style:name="P101" style:family="paragraph" style:parent-style-name="Standard">
      <style:text-properties officeooo:rsid="00e0cbc5" officeooo:paragraph-rsid="00f7db7b"/>
    </style:style>
    <style:style style:name="P102" style:family="paragraph" style:parent-style-name="Standard">
      <style:text-properties officeooo:rsid="00e0cbc5" officeooo:paragraph-rsid="00f81f92"/>
    </style:style>
    <style:style style:name="P103" style:family="paragraph" style:parent-style-name="Standard">
      <style:text-properties officeooo:rsid="00e0cbc5" officeooo:paragraph-rsid="00f920fd"/>
    </style:style>
    <style:style style:name="P104" style:family="paragraph" style:parent-style-name="Standard">
      <style:paragraph-properties fo:text-align="justify" style:justify-single-word="false"/>
      <style:text-properties style:use-window-font-color="true" style:font-name="Liberation Serif" fo:font-size="14pt" officeooo:rsid="01bffcf6" officeooo:paragraph-rsid="00e53c6b" style:font-size-asian="14pt" style:font-size-complex="14pt"/>
    </style:style>
    <style:style style:name="P105" style:family="paragraph" style:parent-style-name="Standard">
      <style:paragraph-properties fo:text-align="justify" style:justify-single-word="false"/>
      <style:text-properties style:use-window-font-color="true" style:font-name="Liberation Serif" fo:font-size="14pt" officeooo:rsid="01bffcf6" officeooo:paragraph-rsid="00e70b38" style:font-size-asian="14pt" style:font-size-complex="14pt"/>
    </style:style>
    <style:style style:name="P106" style:family="paragraph" style:parent-style-name="Standard">
      <style:paragraph-properties fo:text-align="justify" style:justify-single-word="false"/>
      <style:text-properties style:use-window-font-color="true" style:font-name="Liberation Serif" fo:font-size="14pt" officeooo:rsid="01bffcf6" officeooo:paragraph-rsid="00ecc9c3" style:font-size-asian="14pt" style:font-size-complex="14pt"/>
    </style:style>
    <style:style style:name="P10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weight="normal" officeooo:rsid="00e0cbc5" officeooo:paragraph-rsid="00f139df" style:font-size-asian="11pt" style:font-weight-asian="normal" style:font-size-complex="11pt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use-window-font-color="true" style:font-name="Liberation Mono" fo:font-size="11pt" fo:font-weight="normal" officeooo:rsid="00e53c6b" officeooo:paragraph-rsid="00e53c6b" style:font-size-asian="11pt" style:font-weight-asian="normal" style:font-size-complex="11pt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use-window-font-color="true" style:font-name="Liberation Mono" fo:font-size="11pt" fo:font-weight="normal" officeooo:rsid="00e53c6b" officeooo:paragraph-rsid="00e70b38" style:font-size-asian="11pt" style:font-weight-asian="normal" style:font-size-complex="11pt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use-window-font-color="true" style:font-name="Liberation Mono" fo:font-size="11pt" fo:font-weight="normal" officeooo:rsid="00e53c6b" officeooo:paragraph-rsid="00ecc9c3" style:font-size-asian="11pt" style:font-weight-asian="normal" style:font-size-complex="11pt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use-window-font-color="true" style:font-name="Liberation Mono" fo:font-size="11pt" fo:font-weight="normal" officeooo:rsid="00e53c6b" officeooo:paragraph-rsid="00f4df2d" style:font-size-asian="11pt" style:font-weight-asian="normal" style:font-size-complex="11pt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use-window-font-color="true" style:font-name="Liberation Mono" fo:font-size="11pt" fo:font-weight="normal" officeooo:rsid="00e53c6b" officeooo:paragraph-rsid="00f695e6" style:font-size-asian="11pt" style:font-weight-asian="normal" style:font-size-complex="11pt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use-window-font-color="true" style:font-name="Liberation Mono" fo:font-size="11pt" fo:font-weight="normal" officeooo:rsid="00e53c6b" officeooo:paragraph-rsid="00f7db7b" style:font-size-asian="11pt" style:font-weight-asian="normal" style:font-size-complex="11pt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use-window-font-color="true" style:font-name="Liberation Mono" fo:font-size="11pt" fo:font-weight="normal" officeooo:rsid="00e53c6b" officeooo:paragraph-rsid="00f81f92" style:font-size-asian="11pt" style:font-weight-asian="normal" style:font-size-complex="11pt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use-window-font-color="true" style:font-name="Liberation Mono" fo:font-size="11pt" fo:font-weight="normal" officeooo:rsid="00e53c6b" officeooo:paragraph-rsid="00f920fd" style:font-size-asian="11pt" style:font-weight-asian="normal" style:font-size-complex="11pt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use-window-font-color="true" style:font-name="Liberation Mono" fo:font-size="11pt" fo:font-weight="normal" officeooo:rsid="00e0cbc5" officeooo:paragraph-rsid="00f139df" style:font-size-asian="11pt" style:font-weight-asian="normal" style:font-size-complex="11pt" style:font-weight-complex="normal"/>
    </style:style>
    <style:style style:name="P117" style:family="paragraph" style:parent-style-name="Standard">
      <style:text-properties officeooo:paragraph-rsid="00f7db7b"/>
    </style:style>
    <style:style style:name="P118" style:family="paragraph" style:parent-style-name="Standard">
      <style:text-properties officeooo:paragraph-rsid="00f920fd"/>
    </style:style>
    <style:style style:name="P119" style:family="paragraph" style:parent-style-name="Table_20_Contents">
      <style:paragraph-properties fo:margin-left="1.27cm" fo:margin-right="0cm" fo:text-align="justify" style:justify-single-word="false" fo:text-indent="0cm" style:auto-text-indent="false"/>
      <style:text-properties style:use-window-font-color="true" style:font-name="Liberation Mono" fo:font-size="11pt" fo:font-weight="normal" officeooo:rsid="00e53c6b" officeooo:paragraph-rsid="00e53c6b" style:font-size-asian="11pt" style:font-weight-asian="normal" style:font-size-complex="11pt" style:font-weight-complex="normal"/>
    </style:style>
    <style:style style:name="P120" style:family="paragraph" style:parent-style-name="Table_20_Contents">
      <style:paragraph-properties fo:margin-left="1.27cm" fo:margin-right="0cm" fo:text-align="justify" style:justify-single-word="false" fo:text-indent="0cm" style:auto-text-indent="false"/>
      <style:text-properties style:use-window-font-color="true" style:font-name="Liberation Mono" fo:font-size="11pt" fo:font-weight="normal" officeooo:rsid="00e53c6b" officeooo:paragraph-rsid="00e70b38" style:font-size-asian="11pt" style:font-weight-asian="normal" style:font-size-complex="11pt" style:font-weight-complex="normal"/>
    </style:style>
    <style:style style:name="P121" style:family="paragraph" style:parent-style-name="Table_20_Contents">
      <style:paragraph-properties fo:margin-left="1.27cm" fo:margin-right="0cm" fo:text-align="justify" style:justify-single-word="false" fo:text-indent="0cm" style:auto-text-indent="false"/>
      <style:text-properties style:use-window-font-color="true" style:font-name="Liberation Mono" fo:font-size="11pt" fo:font-weight="normal" officeooo:rsid="00e53c6b" officeooo:paragraph-rsid="00e773ea" style:font-size-asian="11pt" style:font-weight-asian="normal" style:font-size-complex="11pt" style:font-weight-complex="normal"/>
    </style:style>
    <style:style style:name="P122" style:family="paragraph" style:parent-style-name="Table_20_Contents">
      <style:paragraph-properties fo:margin-left="1.27cm" fo:margin-right="0cm" fo:text-align="justify" style:justify-single-word="false" fo:text-indent="0cm" style:auto-text-indent="false"/>
      <style:text-properties style:use-window-font-color="true" style:font-name="Liberation Mono" fo:font-size="11pt" fo:font-weight="normal" officeooo:rsid="00e53c6b" officeooo:paragraph-rsid="00ecc9c3" style:font-size-asian="11pt" style:font-weight-asian="normal" style:font-size-complex="11pt" style:font-weight-complex="normal"/>
    </style:style>
    <style:style style:name="P123" style:family="paragraph" style:parent-style-name="Table_20_Contents">
      <style:paragraph-properties fo:margin-left="1.27cm" fo:margin-right="0cm" fo:text-align="justify" style:justify-single-word="false" fo:text-indent="0cm" style:auto-text-indent="false"/>
      <style:text-properties style:use-window-font-color="true" style:font-name="Liberation Mono" fo:font-size="11pt" fo:font-weight="normal" officeooo:rsid="00e53c6b" officeooo:paragraph-rsid="00f4df2d" style:font-size-asian="11pt" style:font-weight-asian="normal" style:font-size-complex="11pt" style:font-weight-complex="normal"/>
    </style:style>
    <style:style style:name="P124" style:family="paragraph" style:parent-style-name="Table_20_Contents">
      <style:paragraph-properties fo:margin-left="1.27cm" fo:margin-right="0cm" fo:text-align="justify" style:justify-single-word="false" fo:text-indent="0cm" style:auto-text-indent="false"/>
      <style:text-properties style:use-window-font-color="true" style:font-name="Liberation Mono" fo:font-size="11pt" fo:font-weight="normal" officeooo:rsid="00ecc9c3" officeooo:paragraph-rsid="00ecc9c3" fo:background-color="transparent" style:font-size-asian="11pt" style:font-weight-asian="normal" style:font-size-complex="11pt" style:font-weight-complex="normal"/>
    </style:style>
    <style:style style:name="P12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use-window-font-color="true" style:font-name="Liberation Mono" fo:font-size="11pt" fo:font-weight="bold" officeooo:rsid="00e53c6b" officeooo:paragraph-rsid="00f4df2d" style:font-size-asian="11pt" style:font-weight-asian="bold" style:font-size-complex="11pt" style:font-weight-complex="bold"/>
    </style:style>
    <style:style style:name="P12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use-window-font-color="true" style:font-name="Liberation Mono" fo:font-size="11pt" fo:font-weight="bold" officeooo:rsid="00e53c6b" officeooo:paragraph-rsid="00f695e6" style:font-size-asian="11pt" style:font-weight-asian="bold" style:font-size-complex="11pt" style:font-weight-complex="bold"/>
    </style:style>
    <style:style style:name="P12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use-window-font-color="true" style:font-name="Liberation Mono" fo:font-size="11pt" fo:font-weight="bold" officeooo:rsid="00e53c6b" officeooo:paragraph-rsid="00f7db7b" style:font-size-asian="11pt" style:font-weight-asian="bold" style:font-size-complex="11pt" style:font-weight-complex="bold"/>
    </style:style>
    <style:style style:name="P12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use-window-font-color="true" style:font-name="Liberation Mono" fo:font-size="11pt" fo:font-weight="bold" officeooo:rsid="00e53c6b" officeooo:paragraph-rsid="00f81f92" style:font-size-asian="11pt" style:font-weight-asian="bold" style:font-size-complex="11pt" style:font-weight-complex="bold"/>
    </style:style>
    <style:style style:name="P12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use-window-font-color="true" style:font-name="Liberation Mono" fo:font-size="11pt" fo:font-weight="bold" officeooo:rsid="00e53c6b" officeooo:paragraph-rsid="00f920fd" style:font-size-asian="11pt" style:font-weight-asian="bold" style:font-size-complex="11pt" style:font-weight-complex="bold"/>
    </style:style>
    <style:style style:name="P130" style:family="paragraph" style:parent-style-name="Standard">
      <style:paragraph-properties fo:break-before="page"/>
      <style:text-properties officeooo:rsid="00e0cbc5" officeooo:paragraph-rsid="00f7db7b"/>
    </style:style>
    <style:style style:name="P131" style:family="paragraph" style:parent-style-name="Standard">
      <style:paragraph-properties fo:break-before="page"/>
      <style:text-properties officeooo:paragraph-rsid="00f920fd"/>
    </style:style>
    <style:style style:name="P132" style:family="paragraph" style:parent-style-name="Standard" style:master-page-name="">
      <style:paragraph-properties style:page-number="auto" fo:break-before="auto" fo:break-after="auto"/>
      <style:text-properties officeooo:rsid="00e0cbc5" officeooo:paragraph-rsid="00f81f92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1c43ae8" officeooo:paragraph-rsid="00f4df2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1c43ae8" officeooo:paragraph-rsid="00f695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officeooo:rsid="00f81f92" officeooo:paragraph-rsid="00f81f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6" style:family="paragraph" style:parent-style-name="Standard">
      <style:text-properties officeooo:rsid="00e0cbc5" officeooo:paragraph-rsid="00f4df2d"/>
    </style:style>
    <style:style style:name="P137" style:family="paragraph" style:parent-style-name="Standard">
      <style:paragraph-properties fo:break-before="page"/>
      <style:text-properties officeooo:rsid="00e0cbc5" officeooo:paragraph-rsid="00f4df2d"/>
    </style:style>
    <style:style style:name="T1" style:family="text">
      <style:text-properties officeooo:rsid="007ad610"/>
    </style:style>
    <style:style style:name="T2" style:family="text">
      <style:text-properties officeooo:rsid="0064639c"/>
    </style:style>
    <style:style style:name="T3" style:family="text">
      <style:text-properties officeooo:rsid="00f432df"/>
    </style:style>
    <style:style style:name="T4" style:family="text">
      <style:text-properties officeooo:rsid="007610e8"/>
    </style:style>
    <style:style style:name="T5" style:family="text">
      <style:text-properties officeooo:rsid="008f8897"/>
    </style:style>
    <style:style style:name="T6" style:family="text">
      <style:text-properties officeooo:rsid="00bb1da7"/>
    </style:style>
    <style:style style:name="T7" style:family="text">
      <style:text-properties officeooo:rsid="00c7e0ed"/>
    </style:style>
    <style:style style:name="T8" style:family="text">
      <style:text-properties officeooo:rsid="00e3c387"/>
    </style:style>
    <style:style style:name="T9" style:family="text">
      <style:text-properties officeooo:rsid="00c782d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ecc9c3" style:font-weight-asian="bold" style:font-weight-complex="bold"/>
    </style:style>
    <style:style style:name="T12" style:family="text">
      <style:text-properties fo:font-weight="bold" fo:background-color="transparent" loext:char-shading-value="0" style:font-weight-asian="bold" style:font-weight-complex="bold"/>
    </style:style>
    <style:style style:name="T13" style:family="text">
      <style:text-properties fo:font-weight="bold" officeooo:rsid="00f7db7b" fo:background-color="transparent" loext:char-shading-value="0" style:font-weight-asian="bold" style:font-weight-complex="bold"/>
    </style:style>
    <style:style style:name="T14" style:family="text">
      <style:text-properties officeooo:rsid="00e53c6b"/>
    </style:style>
    <style:style style:name="T15" style:family="text">
      <style:text-properties officeooo:rsid="01c43ae8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e773ea" fo:background-color="transparent" loext:char-shading-value="0"/>
    </style:style>
    <style:style style:name="T18" style:family="text">
      <style:text-properties officeooo:rsid="00ecc9c3" fo:background-color="transparent" loext:char-shading-value="0"/>
    </style:style>
    <style:style style:name="T19" style:family="text">
      <style:text-properties officeooo:rsid="00f7db7b" fo:background-color="transparent" loext:char-shading-value="0"/>
    </style:style>
    <style:style style:name="T20" style:family="text">
      <style:text-properties officeooo:rsid="00fc0a15" fo:background-color="transparent" loext:char-shading-value="0"/>
    </style:style>
    <style:style style:name="T21" style:family="text">
      <style:text-properties officeooo:rsid="00e70b38"/>
    </style:style>
    <style:style style:name="T22" style:family="text">
      <style:text-properties officeooo:rsid="00e773ea"/>
    </style:style>
    <style:style style:name="T23" style:family="text">
      <style:text-properties officeooo:rsid="00ec36b5"/>
    </style:style>
    <style:style style:name="T24" style:family="text">
      <style:text-properties officeooo:rsid="00ecc9c3"/>
    </style:style>
    <style:style style:name="T25" style:family="text">
      <style:text-properties style:font-name="Liberation Serif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officeooo:rsid="00f4df2d"/>
    </style:style>
    <style:style style:name="T28" style:family="text">
      <style:text-properties officeooo:rsid="00f695e6"/>
    </style:style>
    <style:style style:name="T29" style:family="text">
      <style:text-properties officeooo:rsid="00f7db7b"/>
    </style:style>
    <style:style style:name="T30" style:family="text">
      <style:text-properties officeooo:rsid="00f81f92"/>
    </style:style>
    <style:style style:name="T31" style:family="text">
      <style:text-properties officeooo:rsid="00f920fd"/>
    </style:style>
    <style:style style:name="T32" style:family="text">
      <style:text-properties officeooo:rsid="00fc0a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/>
      <text:p text:style-name="P72"/>
      <text:p text:style-name="P72"/>
      <text:p text:style-name="P72"/>
      <text:p text:style-name="P72"/>
      <text:p text:style-name="P72"/>
      <text:p text:style-name="P82">DAM</text:p>
      <text:p text:style-name="P80">Desarrollo de Aplicaciones Multiplataforma</text:p>
      <text:p text:style-name="P80"><text:span text:style-name="T4">2</text:span>º Curso</text:p>
      <text:p text:style-name="P80"/>
      <text:p text:style-name="P80"/>
      <text:p text:style-name="P80"/>
      <text:p text:style-name="P83">A<text:span text:style-name="T1">D</text:span></text:p>
      <text:p text:style-name="P84">Acceso a Datos</text:p>
      <text:p text:style-name="P73"/>
      <text:p text:style-name="P72"/>
      <text:p text:style-name="P72"/>
      <text:p text:style-name="P72"/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  <text:p text:style-name="P5">UD <text:span text:style-name="T3">8</text:span> </text:p>
            <text:p text:style-name="P6">Programación de componentes </text:p>
            <text:p text:style-name="P6">de acceso a datos</text:p>
            <text:p text:style-name="P7">Parte 3a</text:p>
            <text:p text:style-name="P4"/>
          </table:table-cell>
        </table:table-row>
      </table:table>
      <text:p text:style-name="P72"/>
      <text:p text:style-name="P72"/>
      <text:p text:style-name="P79"/>
      <text:p text:style-name="P78"/>
      <text:p text:style-name="P78"/>
      <text:p text:style-name="P78"/>
      <text:p text:style-name="P78">IES BALMIS</text:p>
      <text:p text:style-name="P78">Dpto Informática</text:p>
      <text:p text:style-name="P81">Curso 201<text:span text:style-name="T1">9</text:span>-20<text:span text:style-name="T1">20</text:span></text:p>
      <text:p text:style-name="P81">Versión 1 (0<text:span text:style-name="T5">9</text:span>/201<text:span text:style-name="T1">9</text:span>)</text:p>
      <text:p text:style-name="P74"/>
      <text:p text:style-name="P86"/>
      <text:p text:style-name="P87"/>
      <table:table table:name="Tabla2" table:style-name="Tabla2">
        <table:table-column table:style-name="Tabla2.A"/>
        <table:table-row>
          <table:table-cell table:style-name="Tabla2.A1" office:value-type="string">
            <text:p text:style-name="P85"><text:span text:style-name="T7">9</text:span>. <text:span text:style-name="T6">EJERCICIOS - Postman</text:span></text:p>
          </table:table-cell>
        </table:table-row>
      </table:table>
      <text:p text:style-name="P88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8">UD<text:span text:style-name="T9">8</text:span>Ejer<text:span text:style-name="T14">9</text:span>01 – <text:span text:style-name="T14">Postman (4)</text:span></text:p>
          </table:table-cell>
        </table:table-row>
        <table:table-row>
          <table:table-cell table:style-name="Tabla11.A2" office:value-type="string">
            <text:p text:style-name="P13"><text:span text:style-name="T24">Utilizando </text:span><text:span text:style-name="T11">Postman</text:span><text:span text:style-name="T24"> accede</text:span> <text:span text:style-name="T24">a</text:span>l servicio API Rest de <text:a xlink:type="simple" xlink:href="https://reqres.in/" text:style-name="Internet_20_link" text:visited-style-name="Visited_20_Internet_20_Link"><text:span text:style-name="T8">https://reqres.in/</text:span></text:a><text:span text:style-name="T8"> y realiza </text:span>las siguientes acciones:</text:p>
            <text:p text:style-name="P11"/>
            <text:p text:style-name="P119">9011.- Obtener los datos del usuario 3</text:p>
            <text:p text:style-name="P11"/>
            <text:p text:style-name="P119">9012.- Obtener los datos de todos los usuarios</text:p>
            <text:p text:style-name="P119"/>
            <text:p text:style-name="P119">9013.- Crear un nuevo usuario enviando los datos de "email<text:span text:style-name="T16">", "first_name", "last_name"</text:span></text:p>
            <text:p text:style-name="P119"/>
            <text:p text:style-name="P119">9014.- <text:span text:style-name="T16">Actualiza el usuario 3 cambiando el campo "first_name" a "Ana"</text:span></text:p>
            <text:p text:style-name="P119"/>
            <text:p text:style-name="P11"/>
          </table:table-cell>
        </table:table-row>
        <table:table-row>
          <table:table-cell table:style-name="Tabla11.A2" office:value-type="string">
            <text:p text:style-name="P11">Las soluciones deberán contener una tabla con los valores de todos los parámetros:</text:p>
            <text:p text:style-name="P104"/>
            <table:table table:name="Tabla54" table:style-name="Tabla54">
              <table:table-column table:style-name="Tabla54.A"/>
              <table:table-column table:style-name="Tabla54.B"/>
              <table:table-row>
                <table:table-cell table:style-name="Tabla54.A1" office:value-type="string">
                  <text:p text:style-name="P30">Método</text:p>
                </table:table-cell>
                <table:table-cell table:style-name="Tabla54.B1" office:value-type="string">
                  <text:p text:style-name="P54"/>
                </table:table-cell>
              </table:table-row>
              <table:table-row>
                <table:table-cell table:style-name="Tabla54.A2" office:value-type="string">
                  <text:p text:style-name="P38">URL <text:span text:style-name="T15">Base</text:span></text:p>
                </table:table-cell>
                <table:table-cell table:style-name="Tabla54.B2" office:value-type="string">
                  <text:p text:style-name="P54"/>
                </table:table-cell>
              </table:table-row>
              <table:table-row>
                <table:table-cell table:style-name="Tabla54.A2" office:value-type="string">
                  <text:p text:style-name="P46">URL RewriteRule</text:p>
                </table:table-cell>
                <table:table-cell table:style-name="Tabla54.B2" office:value-type="string">
                  <text:p text:style-name="P54"/>
                </table:table-cell>
              </table:table-row>
              <table:table-row>
                <table:table-cell table:style-name="Tabla54.A2" office:value-type="string">
                  <text:p text:style-name="P30">Datos de QUERY</text:p>
                </table:table-cell>
                <table:table-cell table:style-name="Tabla54.B2" office:value-type="string">
                  <text:p text:style-name="P57"/>
                </table:table-cell>
              </table:table-row>
              <table:table-row>
                <table:table-cell table:style-name="Tabla54.A2" office:value-type="string">
                  <text:p text:style-name="P30">Content-Type</text:p>
                </table:table-cell>
                <table:table-cell table:style-name="Tabla54.B2" office:value-type="string">
                  <text:p text:style-name="P54"/>
                </table:table-cell>
              </table:table-row>
              <table:table-row>
                <table:table-cell table:style-name="Tabla54.A2" office:value-type="string">
                  <text:p text:style-name="P30">Datos de envío </text:p>
                </table:table-cell>
                <table:table-cell table:style-name="Tabla54.B2" office:value-type="string">
                  <text:p text:style-name="P54"/>
                </table:table-cell>
              </table:table-row>
              <table:table-row>
                <table:table-cell table:style-name="Tabla54.A2" office:value-type="string">
                  <text:p text:style-name="P38">Accept</text:p>
                </table:table-cell>
                <table:table-cell table:style-name="Tabla54.B2" office:value-type="string">
                  <text:p text:style-name="P54"/>
                </table:table-cell>
              </table:table-row>
            </table:table>
            <text:p text:style-name="P104"/>
            <text:p text:style-name="P108"/>
          </table:table-cell>
        </table:table-row>
        <table:table-row>
          <table:table-cell table:style-name="Tabla11.A2" office:value-type="string">
            <text:p text:style-name="P19">Ejemplos:</text:p>
            <text:p text:style-name="P19"/>
            <text:p text:style-name="P99"><text:a xlink:type="simple" xlink:href="https://reqres.in/api/users/3" text:style-name="Internet_20_link" text:visited-style-name="Visited_20_Internet_20_Link">https://reqres.in/api/users/</text:a><text:a xlink:type="simple" xlink:href="https://reqres.in/api/users/3" text:style-name="Internet_20_link" text:visited-style-name="Visited_20_Internet_20_Link"><text:span text:style-name="T14">3</text:span></text:a><text:span text:style-name="T14"> </text:span></text:p>
            <text:p text:style-name="P107"><text:a xlink:type="simple" xlink:href="https://reqres.in/api/users?per_page=100" text:style-name="Internet_20_link" text:visited-style-name="Visited_20_Internet_20_Link"><text:span text:style-name="T26">https://reqres.in/api/users?per_page=100</text:span></text:a><text:span text:style-name="T26"> </text:span></text:p>
          </table:table-cell>
        </table:table-row>
      </table:table>
      <text:p text:style-name="P94"/>
      <text:p text:style-name="P93"/>
      <text:p text:style-name="P123"/>
      <text:p text:style-name="P93"/>
      <text:p text:style-name="P93"/>
      <text:p text:style-name="P93"/>
      <text:p text:style-name="P100"/>
      <table:table table:name="Tabla1" table:style-name="Tabla1">
        <table:table-column table:style-name="Tabla1.A"/>
        <table:table-row>
          <table:table-cell table:style-name="Tabla1.A1" office:value-type="string">
            <text:p text:style-name="P125">9011.- Obtener los datos del usuario 3</text:p>
          </table:table-cell>
        </table:table-row>
        <table:table-row>
          <table:table-cell table:style-name="Tabla1.A2" office:value-type="string">
            <text:p text:style-name="P25"/>
            <table:table table:name="Tabla3" table:style-name="Tabla3">
              <table:table-column table:style-name="Tabla3.A"/>
              <table:table-column table:style-name="Tabla3.B"/>
              <table:table-row>
                <table:table-cell table:style-name="Tabla3.A1" office:value-type="string">
                  <text:p text:style-name="P33">Método</text:p>
                </table:table-cell>
                <table:table-cell table:style-name="Tabla3.B1" office:value-type="string">
                  <text:p text:style-name="P65"/>
                </table:table-cell>
              </table:table-row>
              <table:table-row>
                <table:table-cell table:style-name="Tabla3.A2" office:value-type="string">
                  <text:p text:style-name="P41">URL <text:span text:style-name="T15">Base</text:span></text:p>
                </table:table-cell>
                <table:table-cell table:style-name="Tabla3.B2" office:value-type="string">
                  <text:p text:style-name="P60"/>
                </table:table-cell>
              </table:table-row>
              <table:table-row>
                <table:table-cell table:style-name="Tabla3.A2" office:value-type="string">
                  <text:p text:style-name="P49">URL RewriteRule</text:p>
                </table:table-cell>
                <table:table-cell table:style-name="Tabla3.B2" office:value-type="string">
                  <text:p text:style-name="P60"/>
                </table:table-cell>
              </table:table-row>
              <table:table-row>
                <table:table-cell table:style-name="Tabla3.A2" office:value-type="string">
                  <text:p text:style-name="P33">Datos de QUERY</text:p>
                </table:table-cell>
                <table:table-cell table:style-name="Tabla3.B2" office:value-type="string">
                  <text:p text:style-name="P60"/>
                </table:table-cell>
              </table:table-row>
              <table:table-row>
                <table:table-cell table:style-name="Tabla3.A2" office:value-type="string">
                  <text:p text:style-name="P33">Content-Type</text:p>
                </table:table-cell>
                <table:table-cell table:style-name="Tabla3.B2" office:value-type="string">
                  <text:p text:style-name="P65"/>
                </table:table-cell>
              </table:table-row>
              <table:table-row>
                <table:table-cell table:style-name="Tabla3.A2" office:value-type="string">
                  <text:p text:style-name="P33">Datos de envío </text:p>
                </table:table-cell>
                <table:table-cell table:style-name="Tabla3.B2" office:value-type="string">
                  <text:p text:style-name="P60"/>
                </table:table-cell>
              </table:table-row>
              <table:table-row>
                <table:table-cell table:style-name="Tabla3.A2" office:value-type="string">
                  <text:p text:style-name="P41">Accept</text:p>
                </table:table-cell>
                <table:table-cell table:style-name="Tabla3.B2" office:value-type="string">
                  <text:p text:style-name="P65"/>
                </table:table-cell>
              </table:table-row>
            </table:table>
            <text:p text:style-name="P111"/>
            <text:p text:style-name="P111"/>
          </table:table-cell>
        </table:table-row>
      </table:table>
      <text:p text:style-name="P100"/>
      <table:table table:name="Tabla6" table:style-name="Tabla6">
        <table:table-column table:style-name="Tabla6.A"/>
        <table:table-row>
          <table:table-cell table:style-name="Tabla6.A1" office:value-type="string">
            <text:p text:style-name="P125">9012.- Obtener los datos de todos los usuarios</text:p>
          </table:table-cell>
        </table:table-row>
        <table:table-row>
          <table:table-cell table:style-name="Tabla6.A2" office:value-type="string">
            <text:p text:style-name="P25"/>
            <table:table table:name="Tabla7" table:style-name="Tabla7">
              <table:table-column table:style-name="Tabla7.A"/>
              <table:table-column table:style-name="Tabla7.B"/>
              <table:table-row>
                <table:table-cell table:style-name="Tabla7.A1" office:value-type="string">
                  <text:p text:style-name="P33">Método</text:p>
                </table:table-cell>
                <table:table-cell table:style-name="Tabla7.B1" office:value-type="string">
                  <text:p text:style-name="P65"/>
                </table:table-cell>
              </table:table-row>
              <table:table-row>
                <table:table-cell table:style-name="Tabla7.A2" office:value-type="string">
                  <text:p text:style-name="P41">URL <text:span text:style-name="T15">Base</text:span></text:p>
                </table:table-cell>
                <table:table-cell table:style-name="Tabla7.B2" office:value-type="string">
                  <text:p text:style-name="P60"/>
                </table:table-cell>
              </table:table-row>
              <table:table-row>
                <table:table-cell table:style-name="Tabla7.A2" office:value-type="string">
                  <text:p text:style-name="P49">URL RewriteRule</text:p>
                </table:table-cell>
                <table:table-cell table:style-name="Tabla7.B2" office:value-type="string">
                  <text:p text:style-name="P60"/>
                </table:table-cell>
              </table:table-row>
              <table:table-row>
                <table:table-cell table:style-name="Tabla7.A2" office:value-type="string">
                  <text:p text:style-name="P33">Datos de QUERY</text:p>
                </table:table-cell>
                <table:table-cell table:style-name="Tabla7.B2" office:value-type="string">
                  <text:p text:style-name="P60"/>
                </table:table-cell>
              </table:table-row>
              <table:table-row>
                <table:table-cell table:style-name="Tabla7.A2" office:value-type="string">
                  <text:p text:style-name="P33">Content-Type</text:p>
                </table:table-cell>
                <table:table-cell table:style-name="Tabla7.B2" office:value-type="string">
                  <text:p text:style-name="P65"/>
                </table:table-cell>
              </table:table-row>
              <table:table-row>
                <table:table-cell table:style-name="Tabla7.A2" office:value-type="string">
                  <text:p text:style-name="P33">Datos de envío </text:p>
                </table:table-cell>
                <table:table-cell table:style-name="Tabla7.B2" office:value-type="string">
                  <text:p text:style-name="P60"/>
                </table:table-cell>
              </table:table-row>
              <table:table-row>
                <table:table-cell table:style-name="Tabla7.A2" office:value-type="string">
                  <text:p text:style-name="P41">Accept</text:p>
                </table:table-cell>
                <table:table-cell table:style-name="Tabla7.B2" office:value-type="string">
                  <text:p text:style-name="P65"/>
                </table:table-cell>
              </table:table-row>
            </table:table>
            <text:p text:style-name="P111"/>
            <text:p text:style-name="P111"/>
          </table:table-cell>
        </table:table-row>
      </table:table>
      <text:p text:style-name="P100"/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25">9013.- Crear un nuevo usuario enviando los datos de "email", "first_name", "last_name"</text:p>
          </table:table-cell>
        </table:table-row>
        <table:table-row>
          <table:table-cell table:style-name="Tabla16.A2" office:value-type="string">
            <text:p text:style-name="P25"/>
            <table:table table:name="Tabla17" table:style-name="Tabla17">
              <table:table-column table:style-name="Tabla17.A"/>
              <table:table-column table:style-name="Tabla17.B"/>
              <table:table-row>
                <table:table-cell table:style-name="Tabla17.A1" office:value-type="string">
                  <text:p text:style-name="P33">Método</text:p>
                </table:table-cell>
                <table:table-cell table:style-name="Tabla17.B1" office:value-type="string">
                  <text:p text:style-name="P65"/>
                </table:table-cell>
              </table:table-row>
              <table:table-row>
                <table:table-cell table:style-name="Tabla17.A2" office:value-type="string">
                  <text:p text:style-name="P41">URL <text:span text:style-name="T15">Base</text:span></text:p>
                </table:table-cell>
                <table:table-cell table:style-name="Tabla17.B2" office:value-type="string">
                  <text:p text:style-name="P60"/>
                </table:table-cell>
              </table:table-row>
              <table:table-row>
                <table:table-cell table:style-name="Tabla17.A2" office:value-type="string">
                  <text:p text:style-name="P49">URL RewriteRule</text:p>
                </table:table-cell>
                <table:table-cell table:style-name="Tabla17.B2" office:value-type="string">
                  <text:p text:style-name="P60"/>
                </table:table-cell>
              </table:table-row>
              <table:table-row>
                <table:table-cell table:style-name="Tabla17.A2" office:value-type="string">
                  <text:p text:style-name="P33">Datos de QUERY</text:p>
                </table:table-cell>
                <table:table-cell table:style-name="Tabla17.B2" office:value-type="string">
                  <text:p text:style-name="P60"/>
                </table:table-cell>
              </table:table-row>
              <table:table-row>
                <table:table-cell table:style-name="Tabla17.A2" office:value-type="string">
                  <text:p text:style-name="P33">Content-Type</text:p>
                </table:table-cell>
                <table:table-cell table:style-name="Tabla17.B2" office:value-type="string">
                  <text:p text:style-name="P65"/>
                </table:table-cell>
              </table:table-row>
              <table:table-row>
                <table:table-cell table:style-name="Tabla17.A2" office:value-type="string">
                  <text:p text:style-name="P33">Datos de envío </text:p>
                </table:table-cell>
                <table:table-cell table:style-name="Tabla17.B2" office:value-type="string">
                  <text:p text:style-name="P60"/>
                </table:table-cell>
              </table:table-row>
              <table:table-row>
                <table:table-cell table:style-name="Tabla17.A2" office:value-type="string">
                  <text:p text:style-name="P41">Accept</text:p>
                </table:table-cell>
                <table:table-cell table:style-name="Tabla17.B2" office:value-type="string">
                  <text:p text:style-name="P65"/>
                </table:table-cell>
              </table:table-row>
            </table:table>
            <text:p text:style-name="P111"/>
            <text:p text:style-name="P111"/>
          </table:table-cell>
        </table:table-row>
      </table:table>
      <text:p text:style-name="P76"/>
      <text:p text:style-name="P100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126">9014.- Actualiza el usuario 3 cambiando el campo "first_name" a "Ana"</text:p>
          </table:table-cell>
        </table:table-row>
        <table:table-row>
          <table:table-cell table:style-name="Tabla18.A2" office:value-type="string">
            <text:p text:style-name="P26"/>
            <table:table table:name="Tabla19" table:style-name="Tabla19">
              <table:table-column table:style-name="Tabla19.A"/>
              <table:table-column table:style-name="Tabla19.B"/>
              <table:table-row>
                <table:table-cell table:style-name="Tabla19.A1" office:value-type="string">
                  <text:p text:style-name="P34">Método</text:p>
                </table:table-cell>
                <table:table-cell table:style-name="Tabla19.B1" office:value-type="string">
                  <text:p text:style-name="P66"/>
                </table:table-cell>
              </table:table-row>
              <table:table-row>
                <table:table-cell table:style-name="Tabla19.A2" office:value-type="string">
                  <text:p text:style-name="P42">URL <text:span text:style-name="T15">Base</text:span></text:p>
                </table:table-cell>
                <table:table-cell table:style-name="Tabla19.B2" office:value-type="string">
                  <text:p text:style-name="P61"/>
                </table:table-cell>
              </table:table-row>
              <table:table-row>
                <table:table-cell table:style-name="Tabla19.A2" office:value-type="string">
                  <text:p text:style-name="P50">URL RewriteRule</text:p>
                </table:table-cell>
                <table:table-cell table:style-name="Tabla19.B2" office:value-type="string">
                  <text:p text:style-name="P61"/>
                </table:table-cell>
              </table:table-row>
              <table:table-row>
                <table:table-cell table:style-name="Tabla19.A2" office:value-type="string">
                  <text:p text:style-name="P34">Datos de QUERY</text:p>
                </table:table-cell>
                <table:table-cell table:style-name="Tabla19.B2" office:value-type="string">
                  <text:p text:style-name="P61"/>
                </table:table-cell>
              </table:table-row>
              <table:table-row>
                <table:table-cell table:style-name="Tabla19.A2" office:value-type="string">
                  <text:p text:style-name="P34">Content-Type</text:p>
                </table:table-cell>
                <table:table-cell table:style-name="Tabla19.B2" office:value-type="string">
                  <text:p text:style-name="P66"/>
                </table:table-cell>
              </table:table-row>
              <table:table-row>
                <table:table-cell table:style-name="Tabla19.A2" office:value-type="string">
                  <text:p text:style-name="P34">Datos de envío </text:p>
                </table:table-cell>
                <table:table-cell table:style-name="Tabla19.B2" office:value-type="string">
                  <text:p text:style-name="P61"/>
                </table:table-cell>
              </table:table-row>
              <table:table-row>
                <table:table-cell table:style-name="Tabla19.A2" office:value-type="string">
                  <text:p text:style-name="P42">Accept</text:p>
                </table:table-cell>
                <table:table-cell table:style-name="Tabla19.B2" office:value-type="string">
                  <text:p text:style-name="P66"/>
                </table:table-cell>
              </table:table-row>
            </table:table>
            <text:p text:style-name="P112"/>
            <text:p text:style-name="P112"/>
          </table:table-cell>
        </table:table-row>
      </table:table>
      <text:p text:style-name="P77"/>
      <table:table table:name="Tabla5" table:style-name="Tabla5">
        <table:table-column table:style-name="Tabla5.A"/>
        <table:table-row>
          <table:table-cell table:style-name="Tabla5.A1" office:value-type="string">
            <text:p text:style-name="P9">UD<text:span text:style-name="T9">8</text:span>Ejer<text:span text:style-name="T14">9</text:span>0<text:span text:style-name="T21">2</text:span> – <text:span text:style-name="T14">Postman (3)</text:span></text:p>
          </table:table-cell>
        </table:table-row>
        <table:table-row>
          <table:table-cell table:style-name="Tabla5.A2" office:value-type="string">
            <text:p text:style-name="P15"><text:span text:style-name="T24">Accede a</text:span>l servicio de API Rest de AEMET en:</text:p>
            <text:p text:style-name="P15"><text:a xlink:type="simple" xlink:href="https://opendata.aemet.es/centrodedescargas/inicio" text:style-name="Internet_20_link" text:visited-style-name="Visited_20_Internet_20_Link">https://opendata.aemet.es/centrodedescargas/inicio</text:a></text:p>
            <text:p text:style-name="P15"/>
            <text:p text:style-name="P15">y obtiene un API Key par realizar consultas.</text:p>
            <text:p text:style-name="P15"/>
            <text:p text:style-name="P15">Para conocer las consultas que se pueden realizar, consulta el enlace:</text:p>
            <text:p text:style-name="P15"><text:a xlink:type="simple" xlink:href="https://opendata.aemet.es/dist/index.html" text:style-name="Internet_20_link" text:visited-style-name="Visited_20_Internet_20_Link">https://opendata.aemet.es/dist/index.html</text:a> </text:p>
            <text:p text:style-name="P15"/>
            <text:p text:style-name="P16">El API Key se añadirá a la URL como un query_param, es decir,</text:p>
            <text:p text:style-name="P16"><text:span text:style-name="T10">url?api_key=[String Api Key]</text:span> </text:p>
            <text:p text:style-name="P15"/>
            <text:p text:style-name="P13"><text:span text:style-name="T24">Utilizando </text:span><text:span text:style-name="T11">Postman</text:span><text:span text:style-name="T24"> accede a</text:span>l servicio API Rest de <text:span text:style-name="T21">AEMET y </text:span>realiza las siguientes acciones:</text:p>
            <text:p text:style-name="P12"/>
            <text:p text:style-name="P120">90<text:span text:style-name="T22">2</text:span>1.- Obtener los datos de <text:span text:style-name="T22">todos los municipios</text:span></text:p>
            <text:p text:style-name="P12"/>
            <text:p text:style-name="P120">90<text:span text:style-name="T22">2</text:span>2.- Obtener los datos de<text:span text:style-name="T22">l municipio "Alicante/Alacant" con el campo id, es decir, con el formato "id99999"</text:span></text:p>
            <text:p text:style-name="P120"/>
            <text:p text:style-name="P121">90<text:span text:style-name="T32">2</text:span>3.- <text:span text:style-name="T17">Obtener la predicción específica para el municipio de Alicante con el campo id, es decir, pero con el formato "99999"</text:span></text:p>
            <text:p text:style-name="P120"/>
            <text:p text:style-name="P12"/>
          </table:table-cell>
        </table:table-row>
        <table:table-row>
          <table:table-cell table:style-name="Tabla5.A2" office:value-type="string">
            <text:p text:style-name="P12">Las soluciones deberán contener una tabla con los valores de todos los parámetros:</text:p>
            <text:p text:style-name="P105"/>
            <table:table table:name="Tabla8" table:style-name="Tabla8">
              <table:table-column table:style-name="Tabla8.A"/>
              <table:table-column table:style-name="Tabla8.B"/>
              <table:table-row>
                <table:table-cell table:style-name="Tabla8.A1" office:value-type="string">
                  <text:p text:style-name="P31">Método</text:p>
                </table:table-cell>
                <table:table-cell table:style-name="Tabla8.B1" office:value-type="string">
                  <text:p text:style-name="P55"/>
                </table:table-cell>
              </table:table-row>
              <table:table-row>
                <table:table-cell table:style-name="Tabla8.A2" office:value-type="string">
                  <text:p text:style-name="P39">URL <text:span text:style-name="T15">Base</text:span></text:p>
                </table:table-cell>
                <table:table-cell table:style-name="Tabla8.B2" office:value-type="string">
                  <text:p text:style-name="P55"/>
                </table:table-cell>
              </table:table-row>
              <table:table-row>
                <table:table-cell table:style-name="Tabla8.A2" office:value-type="string">
                  <text:p text:style-name="P47">URL RewriteRule</text:p>
                </table:table-cell>
                <table:table-cell table:style-name="Tabla8.B2" office:value-type="string">
                  <text:p text:style-name="P55"/>
                </table:table-cell>
              </table:table-row>
              <table:table-row>
                <table:table-cell table:style-name="Tabla8.A2" office:value-type="string">
                  <text:p text:style-name="P31">Datos de QUERY</text:p>
                </table:table-cell>
                <table:table-cell table:style-name="Tabla8.B2" office:value-type="string">
                  <text:p text:style-name="P58"/>
                </table:table-cell>
              </table:table-row>
              <table:table-row>
                <table:table-cell table:style-name="Tabla8.A2" office:value-type="string">
                  <text:p text:style-name="P31">Content-Type</text:p>
                </table:table-cell>
                <table:table-cell table:style-name="Tabla8.B2" office:value-type="string">
                  <text:p text:style-name="P55"/>
                </table:table-cell>
              </table:table-row>
              <table:table-row>
                <table:table-cell table:style-name="Tabla8.A2" office:value-type="string">
                  <text:p text:style-name="P31">Datos de envío </text:p>
                </table:table-cell>
                <table:table-cell table:style-name="Tabla8.B2" office:value-type="string">
                  <text:p text:style-name="P55"/>
                </table:table-cell>
              </table:table-row>
              <table:table-row>
                <table:table-cell table:style-name="Tabla8.A2" office:value-type="string">
                  <text:p text:style-name="P39">Accept</text:p>
                </table:table-cell>
                <table:table-cell table:style-name="Tabla8.B2" office:value-type="string">
                  <text:p text:style-name="P55"/>
                </table:table-cell>
              </table:table-row>
            </table:table>
            <text:p text:style-name="P105"/>
            <text:p text:style-name="P109"/>
          </table:table-cell>
        </table:table-row>
        <table:table-row>
          <table:table-cell table:style-name="Tabla5.A2" office:value-type="string">
            <text:p text:style-name="P19">Ejemplos:</text:p>
            <text:p text:style-name="P19"/>
            <text:p text:style-name="P99"><text:a xlink:type="simple" xlink:href="https://opendata.aemet.es/opendata/api/maestro/municipios" text:style-name="Internet_20_link" text:visited-style-name="Visited_20_Internet_20_Link">https://opendata.aemet.es/opendata/api/maestro/municipio</text:a><text:a xlink:type="simple" xlink:href="https://opendata.aemet.es/opendata/api/maestro/municipios" text:style-name="Internet_20_link" text:visited-style-name="Visited_20_Internet_20_Link"><text:span text:style-name="T23">s</text:span></text:a><text:span text:style-name="T23"> </text:span></text:p>
            <text:p text:style-name="P99"><text:a xlink:type="simple" xlink:href="https://opendata.aemet.es/opendata/api/maestro/municipio/id03014" text:style-name="Internet_20_link" text:visited-style-name="Visited_20_Internet_20_Link">https://opendata.aemet.es/opendata/api/maestro/municipio/id03014</text:a></text:p>
            <text:p text:style-name="P116"><text:a xlink:type="simple" xlink:href="https://opendata.aemet.es/opendata/api/prediccion/especifica/municipio/diaria/03014" text:style-name="Internet_20_link" text:visited-style-name="Visited_20_Internet_20_Link"><text:span text:style-name="T25">https://opendata.aemet.es/opendata/api/prediccion/especifica/municipio/diaria/03014</text:span></text:a><text:span text:style-name="T25"> </text:span></text:p>
          </table:table-cell>
        </table:table-row>
      </table:table>
      <text:p text:style-name="P95"/>
      <text:p text:style-name="P97"/>
      <text:p text:style-name="P93"/>
      <text:p text:style-name="P89"/>
      <text:p text:style-name="P130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127">9021.- Obtener los datos de todos los municipios</text:p>
          </table:table-cell>
        </table:table-row>
        <table:table-row>
          <table:table-cell table:style-name="Tabla20.A2" office:value-type="string">
            <text:p text:style-name="P27"/>
            <table:table table:name="Tabla21" table:style-name="Tabla21">
              <table:table-column table:style-name="Tabla21.A"/>
              <table:table-column table:style-name="Tabla21.B"/>
              <table:table-row>
                <table:table-cell table:style-name="Tabla21.A1" office:value-type="string">
                  <text:p text:style-name="P35">Método</text:p>
                </table:table-cell>
                <table:table-cell table:style-name="Tabla21.B1" office:value-type="string">
                  <text:p text:style-name="P67"/>
                </table:table-cell>
              </table:table-row>
              <table:table-row>
                <table:table-cell table:style-name="Tabla21.A2" office:value-type="string">
                  <text:p text:style-name="P43">URL <text:span text:style-name="T15">Base</text:span></text:p>
                </table:table-cell>
                <table:table-cell table:style-name="Tabla21.B2" office:value-type="string">
                  <text:p text:style-name="P62"/>
                </table:table-cell>
              </table:table-row>
              <table:table-row>
                <table:table-cell table:style-name="Tabla21.A2" office:value-type="string">
                  <text:p text:style-name="P51">URL RewriteRule</text:p>
                </table:table-cell>
                <table:table-cell table:style-name="Tabla21.B2" office:value-type="string">
                  <text:p text:style-name="P62"/>
                </table:table-cell>
              </table:table-row>
              <table:table-row>
                <table:table-cell table:style-name="Tabla21.A2" office:value-type="string">
                  <text:p text:style-name="P35">Datos de QUERY</text:p>
                </table:table-cell>
                <table:table-cell table:style-name="Tabla21.B2" office:value-type="string">
                  <text:p text:style-name="P62"/>
                </table:table-cell>
              </table:table-row>
              <table:table-row>
                <table:table-cell table:style-name="Tabla21.A2" office:value-type="string">
                  <text:p text:style-name="P35">Content-Type</text:p>
                </table:table-cell>
                <table:table-cell table:style-name="Tabla21.B2" office:value-type="string">
                  <text:p text:style-name="P67"/>
                </table:table-cell>
              </table:table-row>
              <table:table-row>
                <table:table-cell table:style-name="Tabla21.A2" office:value-type="string">
                  <text:p text:style-name="P35">Datos de envío </text:p>
                </table:table-cell>
                <table:table-cell table:style-name="Tabla21.B2" office:value-type="string">
                  <text:p text:style-name="P62"/>
                </table:table-cell>
              </table:table-row>
              <table:table-row>
                <table:table-cell table:style-name="Tabla21.A2" office:value-type="string">
                  <text:p text:style-name="P43">Accept</text:p>
                </table:table-cell>
                <table:table-cell table:style-name="Tabla21.B2" office:value-type="string">
                  <text:p text:style-name="P67"/>
                </table:table-cell>
              </table:table-row>
            </table:table>
            <text:p text:style-name="P113"/>
            <text:p text:style-name="P113"/>
          </table:table-cell>
        </table:table-row>
      </table:table>
      <text:p text:style-name="P101"/>
      <text:p text:style-name="P93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127">9022.- Obtener los datos del municipio "Alicante/Alacant" con el campo id, es decir, con el formato "id99999"</text:p>
          </table:table-cell>
        </table:table-row>
        <table:table-row>
          <table:table-cell table:style-name="Tabla22.A2" office:value-type="string">
            <text:p text:style-name="P27"/>
            <table:table table:name="Tabla23" table:style-name="Tabla23">
              <table:table-column table:style-name="Tabla23.A"/>
              <table:table-column table:style-name="Tabla23.B"/>
              <table:table-row>
                <table:table-cell table:style-name="Tabla23.A1" office:value-type="string">
                  <text:p text:style-name="P35">Método</text:p>
                </table:table-cell>
                <table:table-cell table:style-name="Tabla23.B1" office:value-type="string">
                  <text:p text:style-name="P67"/>
                </table:table-cell>
              </table:table-row>
              <table:table-row>
                <table:table-cell table:style-name="Tabla23.A2" office:value-type="string">
                  <text:p text:style-name="P43">URL <text:span text:style-name="T15">Base</text:span></text:p>
                </table:table-cell>
                <table:table-cell table:style-name="Tabla23.B2" office:value-type="string">
                  <text:p text:style-name="P62"/>
                </table:table-cell>
              </table:table-row>
              <table:table-row>
                <table:table-cell table:style-name="Tabla23.A2" office:value-type="string">
                  <text:p text:style-name="P51">URL RewriteRule</text:p>
                </table:table-cell>
                <table:table-cell table:style-name="Tabla23.B2" office:value-type="string">
                  <text:p text:style-name="P62"/>
                </table:table-cell>
              </table:table-row>
              <table:table-row>
                <table:table-cell table:style-name="Tabla23.A2" office:value-type="string">
                  <text:p text:style-name="P35">Datos de QUERY</text:p>
                </table:table-cell>
                <table:table-cell table:style-name="Tabla23.B2" office:value-type="string">
                  <text:p text:style-name="P62"/>
                </table:table-cell>
              </table:table-row>
              <table:table-row>
                <table:table-cell table:style-name="Tabla23.A2" office:value-type="string">
                  <text:p text:style-name="P35">Content-Type</text:p>
                </table:table-cell>
                <table:table-cell table:style-name="Tabla23.B2" office:value-type="string">
                  <text:p text:style-name="P67"/>
                </table:table-cell>
              </table:table-row>
              <table:table-row>
                <table:table-cell table:style-name="Tabla23.A2" office:value-type="string">
                  <text:p text:style-name="P35">Datos de envío </text:p>
                </table:table-cell>
                <table:table-cell table:style-name="Tabla23.B2" office:value-type="string">
                  <text:p text:style-name="P62"/>
                </table:table-cell>
              </table:table-row>
              <table:table-row>
                <table:table-cell table:style-name="Tabla23.A2" office:value-type="string">
                  <text:p text:style-name="P43">Accept</text:p>
                </table:table-cell>
                <table:table-cell table:style-name="Tabla23.B2" office:value-type="string">
                  <text:p text:style-name="P67"/>
                </table:table-cell>
              </table:table-row>
            </table:table>
            <text:p text:style-name="P113"/>
            <text:p text:style-name="P113"/>
          </table:table-cell>
        </table:table-row>
      </table:table>
      <text:p text:style-name="P101"/>
      <text:p text:style-name="P101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127">90<text:span text:style-name="T32">2</text:span>3.- Obtener la predicción específica para el municipio de Alicante con el campo id, es decir, pero con el formato "99999"</text:p>
          </table:table-cell>
        </table:table-row>
        <table:table-row>
          <table:table-cell table:style-name="Tabla24.A2" office:value-type="string">
            <text:p text:style-name="P27"/>
            <table:table table:name="Tabla25" table:style-name="Tabla25">
              <table:table-column table:style-name="Tabla25.A"/>
              <table:table-column table:style-name="Tabla25.B"/>
              <table:table-row>
                <table:table-cell table:style-name="Tabla25.A1" office:value-type="string">
                  <text:p text:style-name="P35">Método</text:p>
                </table:table-cell>
                <table:table-cell table:style-name="Tabla25.B1" office:value-type="string">
                  <text:p text:style-name="P67"/>
                </table:table-cell>
              </table:table-row>
              <table:table-row>
                <table:table-cell table:style-name="Tabla25.A2" office:value-type="string">
                  <text:p text:style-name="P43">URL <text:span text:style-name="T15">Base</text:span></text:p>
                </table:table-cell>
                <table:table-cell table:style-name="Tabla25.B2" office:value-type="string">
                  <text:p text:style-name="P62"/>
                </table:table-cell>
              </table:table-row>
              <table:table-row>
                <table:table-cell table:style-name="Tabla25.A2" office:value-type="string">
                  <text:p text:style-name="P51">URL RewriteRule</text:p>
                </table:table-cell>
                <table:table-cell table:style-name="Tabla25.B2" office:value-type="string">
                  <text:p text:style-name="P62"/>
                </table:table-cell>
              </table:table-row>
              <table:table-row>
                <table:table-cell table:style-name="Tabla25.A2" office:value-type="string">
                  <text:p text:style-name="P35">Datos de QUERY</text:p>
                </table:table-cell>
                <table:table-cell table:style-name="Tabla25.B2" office:value-type="string">
                  <text:p text:style-name="P62"/>
                </table:table-cell>
              </table:table-row>
              <table:table-row>
                <table:table-cell table:style-name="Tabla25.A2" office:value-type="string">
                  <text:p text:style-name="P35">Content-Type</text:p>
                </table:table-cell>
                <table:table-cell table:style-name="Tabla25.B2" office:value-type="string">
                  <text:p text:style-name="P67"/>
                </table:table-cell>
              </table:table-row>
              <table:table-row>
                <table:table-cell table:style-name="Tabla25.A2" office:value-type="string">
                  <text:p text:style-name="P35">Datos de envío </text:p>
                </table:table-cell>
                <table:table-cell table:style-name="Tabla25.B2" office:value-type="string">
                  <text:p text:style-name="P62"/>
                </table:table-cell>
              </table:table-row>
              <table:table-row>
                <table:table-cell table:style-name="Tabla25.A2" office:value-type="string">
                  <text:p text:style-name="P43">Accept</text:p>
                </table:table-cell>
                <table:table-cell table:style-name="Tabla25.B2" office:value-type="string">
                  <text:p text:style-name="P67"/>
                </table:table-cell>
              </table:table-row>
            </table:table>
            <text:p text:style-name="P113"/>
            <text:p text:style-name="P113"/>
          </table:table-cell>
        </table:table-row>
      </table:table>
      <text:p text:style-name="P92"/>
      <text:p text:style-name="P89"><text:soft-page-break/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0">UD<text:span text:style-name="T9">8</text:span>Ejer<text:span text:style-name="T14">9</text:span>0<text:span text:style-name="T24">3</text:span> – <text:span text:style-name="T24">API Rest PHP (5)</text:span></text:p>
          </table:table-cell>
        </table:table-row>
        <table:table-row>
          <table:table-cell table:style-name="Tabla9.A2" office:value-type="string">
            <text:p text:style-name="P17"><text:span text:style-name="T17">C</text:span><text:span text:style-name="T16">rea una BD denominada </text:span><text:span text:style-name="T12">bdapirest</text:span><text:span text:style-name="T16"> con un tabla en MySQL Server con Workbench y crea un archivo </text:span><text:span text:style-name="T12">tabla.sql</text:span><text:span text:style-name="T16"> con las instrucciones CREATE DATABASE y CREATE TABLE para crearlas, así como varios INSERT para disponer de algunos datos.</text:span></text:p>
            <text:p text:style-name="P20"/>
            <text:p text:style-name="P20">Configura el API Rest PHP entregado por el profesor e instálalo en un apache local (recomiendo usar xampp).</text:p>
            <text:p text:style-name="P20"/>
            <text:p text:style-name="P17"><text:span text:style-name="T16">Utilizando </text:span><text:span text:style-name="T12">POSTMAN</text:span><text:span text:style-name="T16"> realiza al menos las siguientes acciones:</text:span></text:p>
            <text:p text:style-name="P20"/>
            <text:p text:style-name="P122">90<text:span text:style-name="T24">3</text:span>1.- Obtener los datos de <text:span text:style-name="T22">todos los registros</text:span></text:p>
            <text:p text:style-name="P13"/>
            <text:p text:style-name="P122">90<text:span text:style-name="T32">3</text:span>2.- Obtener los datos de <text:span text:style-name="T24">un registro concreto</text:span></text:p>
            <text:p text:style-name="P122"/>
            <text:p text:style-name="P122"><text:span text:style-name="T16">90</text:span><text:span text:style-name="T20">3</text:span><text:span text:style-name="T16">3.- </text:span><text:span text:style-name="T18">Insertar un nuevo registro</text:span></text:p>
            <text:p text:style-name="P124"/>
            <text:p text:style-name="P124">90<text:span text:style-name="T32">3</text:span>4.- Actualizar un nuevo registro</text:p>
            <text:p text:style-name="P124"/>
            <text:p text:style-name="P124">90<text:span text:style-name="T32">3</text:span>5.- Eliminar un nuevo registro</text:p>
            <text:p text:style-name="P122"/>
            <text:p text:style-name="P13"/>
          </table:table-cell>
        </table:table-row>
        <table:table-row>
          <table:table-cell table:style-name="Tabla9.A2" office:value-type="string">
            <text:p text:style-name="P13">Las soluciones deberán contener una tabla con los valores de todos los parámetros:</text:p>
            <text:p text:style-name="P106"/>
            <table:table table:name="Tabla10" table:style-name="Tabla10">
              <table:table-column table:style-name="Tabla10.A"/>
              <table:table-column table:style-name="Tabla10.B"/>
              <table:table-row>
                <table:table-cell table:style-name="Tabla10.A1" office:value-type="string">
                  <text:p text:style-name="P32">Método</text:p>
                </table:table-cell>
                <table:table-cell table:style-name="Tabla10.B1" office:value-type="string">
                  <text:p text:style-name="P56"/>
                </table:table-cell>
              </table:table-row>
              <table:table-row>
                <table:table-cell table:style-name="Tabla10.A2" office:value-type="string">
                  <text:p text:style-name="P40">URL <text:span text:style-name="T15">Base</text:span></text:p>
                </table:table-cell>
                <table:table-cell table:style-name="Tabla10.B2" office:value-type="string">
                  <text:p text:style-name="P56"/>
                </table:table-cell>
              </table:table-row>
              <table:table-row>
                <table:table-cell table:style-name="Tabla10.A2" office:value-type="string">
                  <text:p text:style-name="P48">URL RewriteRule</text:p>
                </table:table-cell>
                <table:table-cell table:style-name="Tabla10.B2" office:value-type="string">
                  <text:p text:style-name="P56"/>
                </table:table-cell>
              </table:table-row>
              <table:table-row>
                <table:table-cell table:style-name="Tabla10.A2" office:value-type="string">
                  <text:p text:style-name="P32">Datos de QUERY</text:p>
                </table:table-cell>
                <table:table-cell table:style-name="Tabla10.B2" office:value-type="string">
                  <text:p text:style-name="P59"/>
                </table:table-cell>
              </table:table-row>
              <table:table-row>
                <table:table-cell table:style-name="Tabla10.A2" office:value-type="string">
                  <text:p text:style-name="P32">Content-Type</text:p>
                </table:table-cell>
                <table:table-cell table:style-name="Tabla10.B2" office:value-type="string">
                  <text:p text:style-name="P56"/>
                </table:table-cell>
              </table:table-row>
              <table:table-row>
                <table:table-cell table:style-name="Tabla10.A2" office:value-type="string">
                  <text:p text:style-name="P32">Datos de envío </text:p>
                </table:table-cell>
                <table:table-cell table:style-name="Tabla10.B2" office:value-type="string">
                  <text:p text:style-name="P56"/>
                </table:table-cell>
              </table:table-row>
              <table:table-row>
                <table:table-cell table:style-name="Tabla10.A2" office:value-type="string">
                  <text:p text:style-name="P40">Accept</text:p>
                </table:table-cell>
                <table:table-cell table:style-name="Tabla10.B2" office:value-type="string">
                  <text:p text:style-name="P56"/>
                </table:table-cell>
              </table:table-row>
            </table:table>
            <text:p text:style-name="P106"/>
            <text:p text:style-name="P110"/>
          </table:table-cell>
        </table:table-row>
      </table:table>
      <text:p text:style-name="P96"/>
      <text:p text:style-name="P98"/>
      <text:p text:style-name="P98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75"/>
      <table:table table:name="Tabla26" table:style-name="Tabla26">
        <table:table-column table:style-name="Tabla26.A"/>
        <text:soft-page-break/>
        <table:table-row>
          <table:table-cell table:style-name="Tabla26.A1" office:value-type="string">
            <text:p text:style-name="P18"><text:span text:style-name="T13">CREATE DATABASE </text:span><text:span text:style-name="T12">bdapirest;</text:span></text:p>
            <text:p text:style-name="P22">USE bdapirest;</text:p>
            <text:p text:style-name="P23"/>
            <text:p text:style-name="P21"><text:span text:style-name="T16">CREATE TABLE </text:span><text:span text:style-name="T19">fiestas (</text:span></text:p>
            <text:p text:style-name="P24"><text:s text:c="2"/>id int PRIMARY KEY,</text:p>
            <text:p text:style-name="P24"><text:s text:c="2"/>fecha DATE,</text:p>
            <text:p text:style-name="P24"><text:s text:c="2"/>texto VARCHAR(300)</text:p>
            <text:p text:style-name="P24">);</text:p>
            <text:p text:style-name="P24"/>
            <text:p text:style-name="P24">INSERT INTO notas (id, fecha, texto) VALUES </text:p>
            <text:p text:style-name="P24"><text:s text:c="2"/>(1, '2020-01-01', 'Día de Año Nuevo'),</text:p>
            <text:p text:style-name="P24"><text:s text:c="2"/>(2, '2020-01-06', 'Día de Reyes'),</text:p>
            <text:p text:style-name="P24"><text:s text:c="2"/>(3, '2020-04-10', 'Viernes Santo'),</text:p>
            <text:p text:style-name="P24"><text:s text:c="2"/>(4, '2020-05-01', 'Día del Trabajador'),</text:p>
            <text:p text:style-name="P24"><text:s text:c="2"/>(5, '2020-08-15', 'Asunción de la Virgen'),</text:p>
            <text:p text:style-name="P24"><text:s text:c="2"/>(6, '2020-10-12', 'Día de la Hispanidad'),</text:p>
            <text:p text:style-name="P24"><text:s text:c="2"/>(7, '2020-12-08', 'Inmaculada Concepción'),</text:p>
            <text:p text:style-name="P24"><text:s text:c="2"/>(8, '2020-12-25', 'Navidad');</text:p>
            <text:p text:style-name="P14"/>
          </table:table-cell>
        </table:table-row>
      </table:table>
      <text:p text:style-name="P117"/>
      <table:table table:name="Tabla27" table:style-name="Tabla27">
        <table:table-column table:style-name="Tabla27.A"/>
        <table:table-row>
          <table:table-cell table:style-name="Tabla27.A1" office:value-type="string">
            <text:p text:style-name="P128">9031.- Obtener los datos de todos los registros</text:p>
          </table:table-cell>
        </table:table-row>
        <table:table-row>
          <table:table-cell table:style-name="Tabla27.A2" office:value-type="string">
            <text:p text:style-name="P28"/>
            <table:table table:name="Tabla28" table:style-name="Tabla28">
              <table:table-column table:style-name="Tabla28.A"/>
              <table:table-column table:style-name="Tabla28.B"/>
              <table:table-row>
                <table:table-cell table:style-name="Tabla28.A1" office:value-type="string">
                  <text:p text:style-name="P36">Método</text:p>
                </table:table-cell>
                <table:table-cell table:style-name="Tabla28.B1" office:value-type="string">
                  <text:p text:style-name="P68"/>
                </table:table-cell>
              </table:table-row>
              <table:table-row>
                <table:table-cell table:style-name="Tabla28.A2" office:value-type="string">
                  <text:p text:style-name="P44">URL <text:span text:style-name="T15">Base</text:span></text:p>
                </table:table-cell>
                <table:table-cell table:style-name="Tabla28.B2" office:value-type="string">
                  <text:p text:style-name="P63"/>
                </table:table-cell>
              </table:table-row>
              <table:table-row>
                <table:table-cell table:style-name="Tabla28.A2" office:value-type="string">
                  <text:p text:style-name="P52">URL RewriteRule</text:p>
                </table:table-cell>
                <table:table-cell table:style-name="Tabla28.B2" office:value-type="string">
                  <text:p text:style-name="P63"/>
                </table:table-cell>
              </table:table-row>
              <table:table-row>
                <table:table-cell table:style-name="Tabla28.A2" office:value-type="string">
                  <text:p text:style-name="P36">Datos de QUERY</text:p>
                </table:table-cell>
                <table:table-cell table:style-name="Tabla28.B2" office:value-type="string">
                  <text:p text:style-name="P63"/>
                </table:table-cell>
              </table:table-row>
              <table:table-row>
                <table:table-cell table:style-name="Tabla28.A2" office:value-type="string">
                  <text:p text:style-name="P36">Content-Type</text:p>
                </table:table-cell>
                <table:table-cell table:style-name="Tabla28.B2" office:value-type="string">
                  <text:p text:style-name="P68"/>
                </table:table-cell>
              </table:table-row>
              <table:table-row>
                <table:table-cell table:style-name="Tabla28.A2" office:value-type="string">
                  <text:p text:style-name="P36">Datos de envío </text:p>
                </table:table-cell>
                <table:table-cell table:style-name="Tabla28.B2" office:value-type="string">
                  <text:p text:style-name="P63"/>
                </table:table-cell>
              </table:table-row>
              <table:table-row>
                <table:table-cell table:style-name="Tabla28.A2" office:value-type="string">
                  <text:p text:style-name="P44">Accept</text:p>
                </table:table-cell>
                <table:table-cell table:style-name="Tabla28.B2" office:value-type="string">
                  <text:p text:style-name="P68"/>
                </table:table-cell>
              </table:table-row>
            </table:table>
            <text:p text:style-name="P114"/>
            <text:p text:style-name="P114"/>
          </table:table-cell>
        </table:table-row>
      </table:table>
      <text:p text:style-name="P102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P128">90<text:span text:style-name="T30">3</text:span>2.- Obtener los datos de un registro concreto</text:p>
          </table:table-cell>
        </table:table-row>
        <table:table-row>
          <table:table-cell table:style-name="Tabla29.A2" office:value-type="string">
            <text:p text:style-name="P28"/>
            <table:table table:name="Tabla30" table:style-name="Tabla30">
              <table:table-column table:style-name="Tabla30.A"/>
              <table:table-column table:style-name="Tabla30.B"/>
              <table:table-row>
                <table:table-cell table:style-name="Tabla30.A1" office:value-type="string">
                  <text:p text:style-name="P36">Método</text:p>
                </table:table-cell>
                <table:table-cell table:style-name="Tabla30.B1" office:value-type="string">
                  <text:p text:style-name="P68"/>
                </table:table-cell>
              </table:table-row>
              <table:table-row>
                <table:table-cell table:style-name="Tabla30.A2" office:value-type="string">
                  <text:p text:style-name="P44">URL <text:span text:style-name="T15">Base</text:span></text:p>
                </table:table-cell>
                <table:table-cell table:style-name="Tabla30.B2" office:value-type="string">
                  <text:p text:style-name="P63"/>
                </table:table-cell>
              </table:table-row>
              <table:table-row>
                <table:table-cell table:style-name="Tabla30.A2" office:value-type="string">
                  <text:p text:style-name="P52">URL RewriteRule</text:p>
                </table:table-cell>
                <table:table-cell table:style-name="Tabla30.B2" office:value-type="string">
                  <text:p text:style-name="P63"/>
                </table:table-cell>
              </table:table-row>
              <table:table-row>
                <table:table-cell table:style-name="Tabla30.A2" office:value-type="string">
                  <text:p text:style-name="P36">Datos de QUERY</text:p>
                </table:table-cell>
                <table:table-cell table:style-name="Tabla30.B2" office:value-type="string">
                  <text:p text:style-name="P63"/>
                </table:table-cell>
              </table:table-row>
              <table:table-row>
                <table:table-cell table:style-name="Tabla30.A2" office:value-type="string">
                  <text:p text:style-name="P36">Content-Type</text:p>
                </table:table-cell>
                <table:table-cell table:style-name="Tabla30.B2" office:value-type="string">
                  <text:p text:style-name="P68"/>
                </table:table-cell>
              </table:table-row>
              <table:table-row>
                <table:table-cell table:style-name="Tabla30.A2" office:value-type="string">
                  <text:p text:style-name="P36">Datos de envío </text:p>
                </table:table-cell>
                <table:table-cell table:style-name="Tabla30.B2" office:value-type="string">
                  <text:p text:style-name="P63"/>
                </table:table-cell>
              </table:table-row>
              <table:table-row>
                <table:table-cell table:style-name="Tabla30.A2" office:value-type="string">
                  <text:p text:style-name="P44">Accept</text:p>
                </table:table-cell>
                <table:table-cell table:style-name="Tabla30.B2" office:value-type="string">
                  <text:p text:style-name="P68"/>
                </table:table-cell>
              </table:table-row>
            </table:table>
            <text:p text:style-name="P114"/>
            <text:p text:style-name="P114"/>
          </table:table-cell>
        </table:table-row>
      </table:table>
      <text:p text:style-name="P102"/>
      <text:p text:style-name="P132"/>
      <table:table table:name="Tabla31" table:style-name="Tabla31">
        <table:table-column table:style-name="Tabla31.A"/>
        <table:table-row>
          <table:table-cell table:style-name="Tabla31.A1" office:value-type="string">
            <text:p text:style-name="P128">90<text:span text:style-name="T30">3</text:span>3.- Insertar un nuevo registro</text:p>
          </table:table-cell>
        </table:table-row>
        <text:soft-page-break/>
        <table:table-row>
          <table:table-cell table:style-name="Tabla31.A2" office:value-type="string">
            <text:p text:style-name="P28"/>
            <table:table table:name="Tabla32" table:style-name="Tabla32">
              <table:table-column table:style-name="Tabla32.A"/>
              <table:table-column table:style-name="Tabla32.B"/>
              <table:table-row>
                <table:table-cell table:style-name="Tabla32.A1" office:value-type="string">
                  <text:p text:style-name="P36">Método</text:p>
                </table:table-cell>
                <table:table-cell table:style-name="Tabla32.B1" office:value-type="string">
                  <text:p text:style-name="P70"/>
                </table:table-cell>
              </table:table-row>
              <table:table-row>
                <table:table-cell table:style-name="Tabla32.A2" office:value-type="string">
                  <text:p text:style-name="P44">URL <text:span text:style-name="T15">Base</text:span></text:p>
                </table:table-cell>
                <table:table-cell table:style-name="Tabla32.B2" office:value-type="string">
                  <text:p text:style-name="P63"/>
                </table:table-cell>
              </table:table-row>
              <table:table-row>
                <table:table-cell table:style-name="Tabla32.A2" office:value-type="string">
                  <text:p text:style-name="P52">URL RewriteRule</text:p>
                </table:table-cell>
                <table:table-cell table:style-name="Tabla32.B2" office:value-type="string">
                  <text:p text:style-name="P63"/>
                </table:table-cell>
              </table:table-row>
              <table:table-row>
                <table:table-cell table:style-name="Tabla32.A2" office:value-type="string">
                  <text:p text:style-name="P36">Datos de QUERY</text:p>
                </table:table-cell>
                <table:table-cell table:style-name="Tabla32.B2" office:value-type="string">
                  <text:p text:style-name="P63"/>
                </table:table-cell>
              </table:table-row>
              <table:table-row>
                <table:table-cell table:style-name="Tabla32.A2" office:value-type="string">
                  <text:p text:style-name="P36">Content-Type</text:p>
                </table:table-cell>
                <table:table-cell table:style-name="Tabla32.B2" office:value-type="string">
                  <text:p text:style-name="P68"/>
                </table:table-cell>
              </table:table-row>
              <table:table-row>
                <table:table-cell table:style-name="Tabla32.A2" office:value-type="string">
                  <text:p text:style-name="P36">Datos de envío </text:p>
                </table:table-cell>
                <table:table-cell table:style-name="Tabla32.B2" office:value-type="string">
                  <text:p text:style-name="P70"/>
                </table:table-cell>
              </table:table-row>
              <table:table-row>
                <table:table-cell table:style-name="Tabla32.A2" office:value-type="string">
                  <text:p text:style-name="P44">Accept</text:p>
                </table:table-cell>
                <table:table-cell table:style-name="Tabla32.B2" office:value-type="string">
                  <text:p text:style-name="P68"/>
                </table:table-cell>
              </table:table-row>
            </table:table>
            <text:p text:style-name="P114"/>
            <text:p text:style-name="P114"/>
          </table:table-cell>
        </table:table-row>
      </table:table>
      <text:p text:style-name="P102"/>
      <table:table table:name="Tabla33" table:style-name="Tabla33">
        <table:table-column table:style-name="Tabla33.A"/>
        <table:table-row>
          <table:table-cell table:style-name="Tabla33.A1" office:value-type="string">
            <text:p text:style-name="P128">9014.- Actualizar un nuevo registro</text:p>
          </table:table-cell>
        </table:table-row>
        <table:table-row>
          <table:table-cell table:style-name="Tabla33.A2" office:value-type="string">
            <text:p text:style-name="P28"/>
            <table:table table:name="Tabla34" table:style-name="Tabla34">
              <table:table-column table:style-name="Tabla34.A"/>
              <table:table-column table:style-name="Tabla34.B"/>
              <table:table-row>
                <table:table-cell table:style-name="Tabla34.A1" office:value-type="string">
                  <text:p text:style-name="P36">Método</text:p>
                </table:table-cell>
                <table:table-cell table:style-name="Tabla34.B1" office:value-type="string">
                  <text:p text:style-name="P70"/>
                </table:table-cell>
              </table:table-row>
              <table:table-row>
                <table:table-cell table:style-name="Tabla34.A2" office:value-type="string">
                  <text:p text:style-name="P44">URL <text:span text:style-name="T15">Base</text:span></text:p>
                </table:table-cell>
                <table:table-cell table:style-name="Tabla34.B2" office:value-type="string">
                  <text:p text:style-name="P63"/>
                </table:table-cell>
              </table:table-row>
              <table:table-row>
                <table:table-cell table:style-name="Tabla34.A2" office:value-type="string">
                  <text:p text:style-name="P52">URL RewriteRule</text:p>
                </table:table-cell>
                <table:table-cell table:style-name="Tabla34.B2" office:value-type="string">
                  <text:p text:style-name="P63"/>
                </table:table-cell>
              </table:table-row>
              <table:table-row>
                <table:table-cell table:style-name="Tabla34.A2" office:value-type="string">
                  <text:p text:style-name="P36">Datos de QUERY</text:p>
                </table:table-cell>
                <table:table-cell table:style-name="Tabla34.B2" office:value-type="string">
                  <text:p text:style-name="P63"/>
                </table:table-cell>
              </table:table-row>
              <table:table-row>
                <table:table-cell table:style-name="Tabla34.A2" office:value-type="string">
                  <text:p text:style-name="P36">Content-Type</text:p>
                </table:table-cell>
                <table:table-cell table:style-name="Tabla34.B2" office:value-type="string">
                  <text:p text:style-name="P68"/>
                </table:table-cell>
              </table:table-row>
              <table:table-row>
                <table:table-cell table:style-name="Tabla34.A2" office:value-type="string">
                  <text:p text:style-name="P36">Datos de envío </text:p>
                </table:table-cell>
                <table:table-cell table:style-name="Tabla34.B2" office:value-type="string">
                  <text:p text:style-name="P70"/>
                </table:table-cell>
              </table:table-row>
              <table:table-row>
                <table:table-cell table:style-name="Tabla34.A2" office:value-type="string">
                  <text:p text:style-name="P44">Accept</text:p>
                </table:table-cell>
                <table:table-cell table:style-name="Tabla34.B2" office:value-type="string">
                  <text:p text:style-name="P68"/>
                </table:table-cell>
              </table:table-row>
            </table:table>
            <text:p text:style-name="P114"/>
            <text:p text:style-name="P114"/>
          </table:table-cell>
        </table:table-row>
      </table:table>
      <text:p text:style-name="P102"/>
      <text:p text:style-name="P118"/>
      <text:p text:style-name="P131"/>
      <table:table table:name="Tabla35" table:style-name="Tabla35">
        <table:table-column table:style-name="Tabla35.A"/>
        <table:table-row>
          <table:table-cell table:style-name="Tabla35.A1" office:value-type="string">
            <text:p text:style-name="P129">90<text:span text:style-name="T31">3</text:span>5.- Eliminar un nuevo registro</text:p>
          </table:table-cell>
        </table:table-row>
        <table:table-row>
          <table:table-cell table:style-name="Tabla35.A2" office:value-type="string">
            <text:p text:style-name="P29"/>
            <table:table table:name="Tabla36" table:style-name="Tabla36">
              <table:table-column table:style-name="Tabla36.A"/>
              <table:table-column table:style-name="Tabla36.B"/>
              <table:table-row>
                <table:table-cell table:style-name="Tabla36.A1" office:value-type="string">
                  <text:p text:style-name="P37">Método</text:p>
                </table:table-cell>
                <table:table-cell table:style-name="Tabla36.B1" office:value-type="string">
                  <text:p text:style-name="P71"/>
                </table:table-cell>
              </table:table-row>
              <table:table-row>
                <table:table-cell table:style-name="Tabla36.A2" office:value-type="string">
                  <text:p text:style-name="P45">URL <text:span text:style-name="T15">Base</text:span></text:p>
                </table:table-cell>
                <table:table-cell table:style-name="Tabla36.B2" office:value-type="string">
                  <text:p text:style-name="P64"/>
                </table:table-cell>
              </table:table-row>
              <table:table-row>
                <table:table-cell table:style-name="Tabla36.A2" office:value-type="string">
                  <text:p text:style-name="P53">URL RewriteRule</text:p>
                </table:table-cell>
                <table:table-cell table:style-name="Tabla36.B2" office:value-type="string">
                  <text:p text:style-name="P64"/>
                </table:table-cell>
              </table:table-row>
              <table:table-row>
                <table:table-cell table:style-name="Tabla36.A2" office:value-type="string">
                  <text:p text:style-name="P37">Datos de QUERY</text:p>
                </table:table-cell>
                <table:table-cell table:style-name="Tabla36.B2" office:value-type="string">
                  <text:p text:style-name="P64"/>
                </table:table-cell>
              </table:table-row>
              <table:table-row>
                <table:table-cell table:style-name="Tabla36.A2" office:value-type="string">
                  <text:p text:style-name="P37">Content-Type</text:p>
                </table:table-cell>
                <table:table-cell table:style-name="Tabla36.B2" office:value-type="string">
                  <text:p text:style-name="P69"/>
                </table:table-cell>
              </table:table-row>
              <table:table-row>
                <table:table-cell table:style-name="Tabla36.A2" office:value-type="string">
                  <text:p text:style-name="P37">Datos de envío </text:p>
                </table:table-cell>
                <table:table-cell table:style-name="Tabla36.B2" office:value-type="string">
                  <text:p text:style-name="P64"/>
                </table:table-cell>
              </table:table-row>
              <table:table-row>
                <table:table-cell table:style-name="Tabla36.A2" office:value-type="string">
                  <text:p text:style-name="P45">Accept</text:p>
                </table:table-cell>
                <table:table-cell table:style-name="Tabla36.B2" office:value-type="string">
                  <text:p text:style-name="P69"/>
                </table:table-cell>
              </table:table-row>
            </table:table>
            <text:p text:style-name="P115"/>
            <text:p text:style-name="P115"/>
          </table:table-cell>
        </table:table-row>
      </table:table>
      <text:p text:style-name="P103"/>
      <text:p text:style-name="P103"/>
      <text:p text:style-name="P103"/>
      <text:p text:style-name="P91"/>
      <text:p text:style-name="P9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ndale Sans UI" svg:font-family="'Andale Sans UI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rrón.1" style:family="paragraph">
      <style:text-properties fo:color="#ffffff" style:font-name="Thorndale" fo:font-family="Thorndale" style:font-family-generic="roman" style:font-pitch="variable" fo:font-style="italic" style:font-name-asian="Andale Sans UI" style:font-family-asian="'Andale Sans UI'" style:font-style-asian="italic" style:font-style-complex="italic"/>
    </style:style>
    <style:style style:name="Marrón.2" style:family="paragraph">
      <style:text-properties style:font-name="Thorndale" fo:font-family="Thorndale" style:font-family-generic="roman" style:font-pitch="variable" style:font-name-asian="Andale Sans UI" style:font-family-asian="'Andale Sans UI'"/>
    </style:style>
    <style:style style:name="Marrón.3" style:family="paragraph">
      <style:text-properties fo:color="#ffffff" style:font-name="Thorndale" fo:font-family="Thorndale" style:font-family-generic="roman" style:font-pitch="variable" fo:font-style="italic" style:font-name-asian="Andale Sans UI" style:font-family-asian="'Andale Sans UI'" style:font-style-asian="italic" style:font-style-complex="italic"/>
    </style:style>
    <style:style style:name="Marrón.4" style:family="paragraph">
      <style:text-properties style:font-name="Thorndale" fo:font-family="Thorndale" style:font-family-generic="roman" style:font-pitch="variable" style:font-name-asian="Andale Sans UI" style:font-family-asian="'Andale Sans UI'"/>
    </style:style>
    <style:style style:name="Marrón.5" style:family="paragraph">
      <style:text-properties style:font-name="Thorndale" fo:font-family="Thorndale" style:font-family-generic="roman" style:font-pitch="variable" style:font-name-asian="Andale Sans UI" style:font-family-asian="'Andale Sans UI'"/>
    </style:style>
    <style:style style:name="Marrón.6" style:family="paragraph">
      <style:text-properties fo:color="#ffffff" style:font-name="Thorndale" fo:font-family="Thorndale" style:font-family-generic="roman" style:font-pitch="variable" fo:font-style="italic" style:font-name-asian="Andale Sans UI" style:font-family-asian="'Andale Sans UI'" style:font-style-asian="italic" style:font-style-complex="italic"/>
    </style:style>
    <style:style style:name="Marrón.7" style:family="paragraph">
      <style:text-properties style:font-name="Thorndale" fo:font-family="Thorndale" style:font-family-generic="roman" style:font-pitch="variable" style:font-name-asian="Andale Sans UI" style:font-family-asian="'Andale Sans UI'"/>
    </style:style>
    <style:style style:name="Marrón.8" style:family="paragraph">
      <style:text-properties style:font-name="Thorndale" fo:font-family="Thorndale" style:font-family-generic="roman" style:font-pitch="variable" style:font-name-asian="Andale Sans UI" style:font-family-asian="'Andale Sans UI'"/>
    </style:style>
    <style:style style:name="Marrón.9" style:family="paragraph">
      <style:text-properties style:font-name="Thorndale" fo:font-family="Thorndale" style:font-family-generic="roman" style:font-pitch="variable" style:font-name-asian="Andale Sans UI" style:font-family-asian="'Andale Sans UI'"/>
    </style:style>
    <style:style style:name="Marrón.10" style:family="paragraph">
      <style:text-properties style:font-name="Thorndale" fo:font-family="Thorndale" style:font-family-generic="roman" style:font-pitch="variable" style:font-name-asian="Andale Sans UI" style:font-family-asian="'Andale Sans UI'"/>
    </style:style>
    <style:style style:name="Marrón.11" style:family="paragraph">
      <style:text-properties fo:color="#ffffff" style:font-name="Thorndale" fo:font-family="Thorndale" style:font-family-generic="roman" style:font-pitch="variable" fo:font-style="italic" style:font-name-asian="Andale Sans UI" style:font-family-asian="'Andale Sans UI'" style:font-style-asian="italic" style:font-style-complex="italic"/>
    </style:style>
    <style:style style:name="Marrón.12" style:family="paragraph">
      <style:text-properties fo:color="#ffffff" style:font-name="Thorndale" fo:font-family="Thorndale" style:font-family-generic="roman" style:font-pitch="variable" fo:font-style="italic" style:font-name-asian="Andale Sans UI" style:font-family-asian="'Andale Sans UI'" style:font-style-asian="italic" style:font-style-complex="italic"/>
    </style:style>
    <style:style style:name="Marrón.13" style:family="paragraph">
      <style:text-properties fo:color="#ffffff" style:font-name="Thorndale" fo:font-family="Thorndale" style:font-family-generic="roman" style:font-pitch="variable" fo:font-style="italic" style:font-name-asian="Andale Sans UI" style:font-family-asian="'Andale Sans UI'" style:font-style-asian="italic" style:font-style-complex="italic"/>
    </style:style>
    <style:style style:name="Marrón.14" style:family="paragraph">
      <style:text-properties style:font-name="Thorndale" fo:font-family="Thorndale" style:font-family-generic="roman" style:font-pitch="variable" style:font-name-asian="Andale Sans UI" style:font-family-asian="'Andale Sans UI'"/>
    </style:style>
    <style:style style:name="Marrón.15" style:family="paragraph">
      <style:text-properties fo:color="#ffffff" style:font-name="Thorndale" fo:font-family="Thorndale" style:font-family-generic="roman" style:font-pitch="variable" fo:font-style="italic" style:font-name-asian="Andale Sans UI" style:font-family-asian="'Andale Sans UI'" style:font-style-asian="italic" style:font-style-complex="italic"/>
    </style:style>
    <style:style style:name="Marrón.16" style:family="paragraph">
      <style:text-properties style:font-name="Thorndale" fo:font-family="Thorndale" style:font-family-generic="roman" style:font-pitch="variable" style:font-name-asian="Andale Sans UI" style:font-family-asian="'Andale Sans UI'"/>
    </style:style>
    <style:style style:name="Heading_20_1" style:display-name="Heading 1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officeooo:rsid="0007ea00" officeooo:paragraph-rsid="002a83cc" style:font-size-asian="8pt" style:font-size-complex="8pt"/>
    </style:style>
    <style:style style:name="MP2" style:family="paragraph" style:parent-style-name="Footer">
      <style:paragraph-properties>
        <style:tab-stops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style:font-size-asian="8pt" style:font-size-complex="8pt"/>
    </style:style>
    <style:style style:name="MP3" style:family="paragraph" style:parent-style-name="Footer">
      <style:paragraph-properties>
        <style:tab-stops>
          <style:tab-stop style:position="17cm" style:type="right"/>
        </style:tab-stops>
      </style:paragraph-properties>
      <style:text-properties fo:font-size="8pt" style:text-underline-style="none" officeooo:rsid="0007ea00" officeooo:paragraph-rsid="00c782de" style:font-size-asian="8pt" style:font-size-complex="8pt"/>
    </style:style>
    <style:style style:name="MT1" style:family="text">
      <style:text-properties officeooo:rsid="007ad610"/>
    </style:style>
    <style:style style:name="MT2" style:family="text">
      <style:text-properties officeooo:rsid="0064639c"/>
    </style:style>
    <style:style style:name="MT3" style:family="text">
      <style:text-properties officeooo:rsid="00f432df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D – Acceso a Datos</text:span><text:tab/><text:span text:style-name="MT1">DAM</text:span> - <text:span text:style-name="MT2">2</text:span></text:p>
      </style:header>
      <style:footer>
        <text:p text:style-name="MP2"><text:tab/></text:p>
        <text:p text:style-name="MP3">UD<text:span text:style-name="MT3">8</text:span> – Programación de componentes de acceso a datos<text:tab/><text:page-number text:select-page="current">10</text:page-number> / 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13:53:00</meta:creation-date>
    <meta:generator>LibreOffice/6.2.4.2$Windows_X86_64 LibreOffice_project/2412653d852ce75f65fbfa83fb7e7b669a126d64</meta:generator>
    <dc:date>2020-01-23T08:16:08.643000000</dc:date>
    <meta:editing-duration>PT16H19M3S</meta:editing-duration>
    <meta:editing-cycles>156</meta:editing-cycles>
    <meta:initial-creator>Asus</meta:initial-creator>
    <meta:document-statistic meta:table-count="33" meta:image-count="0" meta:object-count="0" meta:page-count="10" meta:paragraph-count="187" meta:word-count="736" meta:character-count="4893" meta:non-whitespace-character-count="4291"/>
  </office:meta>
</office:document-meta>
</file>